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6" style:family="table-column">
      <style:table-column-properties fo:break-before="auto" style:column-width="7.034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097cm"/>
    </style:style>
    <style:style style:name="co9" style:family="table-column">
      <style:table-column-properties fo:break-before="auto" style:column-width="4.576cm"/>
    </style:style>
    <style:style style:name="co10" style:family="table-column">
      <style:table-column-properties fo:break-before="auto" style:column-width="3.24cm"/>
    </style:style>
    <style:style style:name="co11" style:family="table-column">
      <style:table-column-properties fo:break-before="auto" style:column-width="8.124cm"/>
    </style:style>
    <style:style style:name="co12" style:family="table-column">
      <style:table-column-properties fo:break-before="auto" style:column-width="2.342cm"/>
    </style:style>
    <style:style style:name="co13" style:family="table-column">
      <style:table-column-properties fo:break-before="auto" style:column-width="4.63cm"/>
    </style:style>
    <style:style style:name="co14" style:family="table-column">
      <style:table-column-properties fo:break-before="auto" style:column-width="4.256cm"/>
    </style:style>
    <style:style style:name="co15" style:family="table-column">
      <style:table-column-properties fo:break-before="auto" style:column-width="4.911cm"/>
    </style:style>
    <style:style style:name="co16" style:family="table-column">
      <style:table-column-properties fo:break-before="auto" style:column-width="6.082cm"/>
    </style:style>
    <style:style style:name="co17" style:family="table-column">
      <style:table-column-properties fo:break-before="auto" style:column-width="3.514cm"/>
    </style:style>
    <style:style style:name="co3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10.403cm"/>
    </style:style>
    <style:style style:name="co19" style:family="table-column">
      <style:table-column-properties fo:break-before="auto" style:column-width="5.692cm"/>
    </style:style>
    <style:style style:name="co20" style:family="table-column">
      <style:table-column-properties fo:break-before="auto" style:column-width="3.3cm"/>
    </style:style>
    <style:style style:name="co22" style:family="table-column">
      <style:table-column-properties fo:break-before="auto" style:column-width="3.93cm"/>
    </style:style>
    <style:style style:name="co23" style:family="table-column">
      <style:table-column-properties fo:break-before="auto" style:column-width="3.113cm"/>
    </style:style>
    <style:style style:name="co24" style:family="table-column">
      <style:table-column-properties fo:break-before="auto" style:column-width="2.813cm"/>
    </style:style>
    <style:style style:name="co25" style:family="table-column">
      <style:table-column-properties fo:break-before="auto" style:column-width="2.4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61" style:family="table-cell" style:parent-style-name="Default">
      <style:text-properties fo:font-weight="bold" style:font-weight-asian="bold" style:font-weight-complex="bold"/>
    </style:style>
    <style:style style:name="ce162" style:family="table-cell" style:parent-style-name="Default">
      <style:table-cell-properties fo:border-bottom="0.74pt dotted #000000" style:diagonal-bl-tr="none" style:diagonal-tl-br="none" fo:border-left="0.74pt solid #000000" fo:border-right="0.74pt dotte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3" style:family="table-cell" style:parent-style-name="Default">
      <style:table-cell-properties fo:border-bottom="0.74pt dotted #000000" style:diagonal-bl-tr="none" style:diagonal-tl-br="none" fo:border-left="0.74pt solid #000000" fo:border-right="0.74pt dotte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>
      <style:table-cell-properties fo:border-bottom="0.74pt dotted #000000" style:diagonal-bl-tr="none" style:diagonal-tl-br="none" fo:border-left="0.74pt solid #000000" fo:border-right="0.74pt dotted #000000" style:rotation-align="none" fo:border-top="0.74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Default">
      <style:table-cell-properties fo:background-color="#9999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8" style:family="table-cell" style:parent-style-name="Default" style:data-style-name="N3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Default" style:data-style-name="N179">
      <style:table-cell-properties fo:background-color="#999999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0" style:family="table-cell" style:parent-style-name="Default" style:data-style-name="N11">
      <style:table-cell-properties fo:background-color="#999999"/>
      <style:text-properties fo:font-weight="bold" style:font-weight-asian="bold" style:font-weight-complex="bold"/>
    </style:style>
    <style:style style:name="ce171" style:family="table-cell" style:parent-style-name="Default">
      <style:table-cell-properties fo:border-bottom="0.74pt dotted #000000" style:diagonal-bl-tr="none" style:diagonal-tl-br="none" fo:border-left="0.74pt dotted #000000" fo:border-right="0.74pt dotte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>
      <style:table-cell-properties style:diagonal-bl-tr="none" style:diagonal-tl-br="none" fo:border="0.74pt dotte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9" style:family="table-cell" style:parent-style-name="Default">
      <style:table-cell-properties fo:border-bottom="0.74pt solid #000000" style:diagonal-bl-tr="none" style:diagonal-tl-br="none" fo:border-left="0.74pt fine-dashed #000000" fo:border-right="0.74pt dotted #000000" style:rotation-align="none" fo:border-top="0.74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Default" style:data-style-name="N163">
      <style:table-cell-properties fo:border-bottom="0.74pt dotted #000000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Default" style:data-style-name="N11"/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dotte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3" style:family="table-cell" style:parent-style-name="Default" style:data-style-name="N168">
      <style:table-cell-properties fo:background-color="#9999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Default" style:data-style-name="N168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5" style:family="table-cell" style:parent-style-name="Default" style:data-style-name="N168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6" style:family="table-cell" style:parent-style-name="Default" style:data-style-name="N168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7" style:family="table-cell" style:parent-style-name="Default" style:data-style-name="N168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9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99" style:family="table-cell" style:parent-style-name="Default" style:data-style-name="N168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Default" style:data-style-name="N168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Default" style:data-style-name="N162">
      <style:table-cell-properties fo:background-color="#9999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Default" style:data-style-name="N162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Default" style:data-style-name="N162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5" style:family="table-cell" style:parent-style-name="Default" style:data-style-name="N163">
      <style:table-cell-properties fo:background-color="#9999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Default" style:data-style-name="N188">
      <style:table-cell-properties fo:background-color="#9999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Default" style:data-style-name="N189">
      <style:table-cell-properties fo:background-color="#9999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" style:family="table-cell" style:parent-style-name="Default" style:data-style-name="N190">
      <style:table-cell-properties fo:background-color="#9999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Default" style:data-style-name="N174">
      <style:table-cell-properties fo:background-color="#9999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Default" style:data-style-name="N2">
      <style:table-cell-properties fo:background-color="#9999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2" style:family="table-cell" style:parent-style-name="Excel_20_Built-in_20_Currency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Default" style:data-style-name="N2">
      <style:table-cell-properties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Default" style:data-style-name="N2">
      <style:table-cell-properties fo:border-bottom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5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6" style:family="table-cell" style:parent-style-name="Default" style:data-style-name="N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Default" style:data-style-name="N185">
      <style:text-properties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>
      <style:table-cell-properties fo:border="0.74pt solid #000000"/>
    </style:style>
    <style:style style:name="ce220" style:family="table-cell" style:parent-style-name="Default" style:data-style-name="N2">
      <style:table-cell-properties fo:border="0.74pt solid #000000"/>
    </style:style>
    <style:style style:name="ce221" style:family="table-cell" style:parent-style-name="Default">
      <style:table-cell-properties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2" style:family="table-cell" style:parent-style-name="Default">
      <style:table-cell-properties fo:border-bottom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3" style:family="table-cell" style:parent-style-name="Default" style:data-style-name="N185">
      <style:table-cell-properties fo:border="0.74pt solid #000000"/>
    </style:style>
    <style:style style:name="ce224" style:family="table-cell" style:parent-style-name="Default" style:data-style-name="N185">
      <style:table-cell-properties fo:border="0.74pt solid #000000"/>
      <style:text-properties fo:font-weight="bold" style:font-weight-asian="bold" style:font-weight-complex="bold"/>
    </style:style>
    <style:style style:name="ce225" style:family="table-cell" style:parent-style-name="Default">
      <style:table-cell-properties style:rotation-align="none"/>
      <style:text-properties fo:color="#7f7f7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5000"/>
          <loext:transformation loext:type="lumoff" loext:value="4999"/>
        </loext:char-complex-color>
      </style:text-properties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 style:data-style-name="N168">
      <style:table-cell-properties fo:background-color="#9999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 style:data-style-name="N16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8" style:family="table-cell" style:parent-style-name="Default" style:data-style-name="N174">
      <style:table-cell-properties fo:background-color="#9999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9" style:family="table-cell" style:parent-style-name="Default" style:data-style-name="N3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Default" style:data-style-name="N191">
      <style:table-cell-properties fo:background-color="#9999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1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2" style:family="table-cell" style:parent-style-name="Default" style:data-style-name="N164">
      <style:table-cell-properties fo:background-color="#999999" fo:border="0.74pt solid #000000"/>
      <style:text-properties fo:font-weight="bold" style:font-weight-asian="bold" style:font-weight-complex="bold"/>
    </style:style>
    <style:style style:name="ce233" style:family="table-cell" style:parent-style-name="Default" style:data-style-name="N163">
      <style:table-cell-properties fo:border="0.74pt solid #000000"/>
    </style:style>
    <style:style style:name="ce23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weight="bold" style:font-weight-asian="bold" style:font-name-complex="Arial" style:font-weight-complex="bold"/>
    </style:style>
    <style:style style:name="ce235" style:family="table-cell" style:parent-style-name="Default" style:data-style-name="N185">
      <style:table-cell-properties fo:border="0.74pt solid #000000"/>
      <style:text-properties fo:font-weight="normal" style:font-weight-asian="normal" style:font-weight-complex="normal"/>
    </style:style>
    <style:style style:name="ce236" style:family="table-cell" style:parent-style-name="Default">
      <style:table-cell-properties fo:background-color="#dde8cb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7" style:family="table-cell" style:parent-style-name="Default" style:data-style-name="N163">
      <style:table-cell-properties fo:background-color="#dde8cb" fo:border="0.74pt solid #000000"/>
    </style:style>
    <style:style style:name="ce238" style:family="table-cell" style:parent-style-name="Default">
      <style:table-cell-properties fo:background-color="#dde8cb"/>
    </style:style>
    <style:style style:name="ce239" style:family="table-cell" style:parent-style-name="Default" style:data-style-name="N185">
      <style:table-cell-properties fo:background-color="#dde8cb" fo:border="0.74pt solid #000000"/>
      <style:text-properties fo:font-weight="normal" style:font-weight-asian="normal" style:font-weight-complex="normal"/>
    </style:style>
    <style:style style:name="ce240" style:family="table-cell" style:parent-style-name="Default" style:data-style-name="N185">
      <style:table-cell-properties fo:background-color="#dde8cb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2" style:family="table-cell" style:parent-style-name="Default">
      <style:table-cell-properties fo:background-color="#9999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 style:data-style-name="N168">
      <style:table-cell-properties fo:background-color="#9999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5" style:family="table-cell" style:parent-style-name="Default" style:data-style-name="N168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Default" style:data-style-name="N168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7" style:family="table-cell" style:parent-style-name="Default" style:data-style-name="N1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16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 style:data-style-name="N162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Default" style:data-style-name="N164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Default" style:data-style-name="N164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5" style:family="table-cell" style:parent-style-name="Default" style:data-style-name="N164">
      <style:table-cell-properties style:cell-protect="none" style:print-content="tru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" style:family="table-cell" style:parent-style-name="Default" style:data-style-name="N158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74pt dotted #000000" style:diagonal-bl-tr="none" style:diagonal-tl-br="none" fo:border-left="0.74pt solid #000000" fo:border-right="0.74pt dotte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>
      <style:table-cell-properties fo:border-bottom="0.74pt dotted #000000" style:diagonal-bl-tr="none" style:diagonal-tl-br="none" fo:border-left="0.74pt solid #000000" fo:border-right="0.74pt dotte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fo:border-bottom="0.74pt dotted #000000" style:diagonal-bl-tr="none" style:diagonal-tl-br="none" fo:border-left="0.74pt solid #000000" fo:border-right="0.74pt dotted #000000" style:rotation-align="none" fo:border-top="0.74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fo:background-color="#9999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 style:data-style-name="N3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 style:data-style-name="N179">
      <style:table-cell-properties fo:background-color="#999999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 style:data-style-name="N11">
      <style:table-cell-properties fo:background-color="#999999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0.74pt dotted #000000" style:diagonal-bl-tr="none" style:diagonal-tl-br="none" fo:border-left="0.74pt dotted #000000" fo:border-right="0.74pt dotte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fo:border="0.74pt dotte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9" style:family="table-cell" style:parent-style-name="Default">
      <style:table-cell-properties fo:border-bottom="0.74pt solid #000000" style:diagonal-bl-tr="none" style:diagonal-tl-br="none" fo:border-left="0.74pt fine-dashed #000000" fo:border-right="0.74pt dotted #000000" style:rotation-align="none" fo:border-top="0.74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 style:data-style-name="N163">
      <style:table-cell-properties fo:border-bottom="0.74pt dotted #000000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 style:data-style-name="N11"/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dotte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Default" style:data-style-name="N168">
      <style:table-cell-properties fo:background-color="#9999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 style:data-style-name="N168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Default" style:data-style-name="N168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 style:data-style-name="N168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0" style:family="table-cell" style:parent-style-name="Default" style:data-style-name="N168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2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 style:data-style-name="N168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 style:data-style-name="N168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 style:data-style-name="N162">
      <style:table-cell-properties fo:background-color="#9999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 style:data-style-name="N162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 style:data-style-name="N162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8" style:family="table-cell" style:parent-style-name="Default" style:data-style-name="N163">
      <style:table-cell-properties fo:background-color="#9999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 style:data-style-name="N188">
      <style:table-cell-properties fo:background-color="#9999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 style:data-style-name="N189">
      <style:table-cell-properties fo:background-color="#9999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 style:data-style-name="N190">
      <style:table-cell-properties fo:background-color="#9999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 style:data-style-name="N174">
      <style:table-cell-properties fo:background-color="#9999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 style:data-style-name="N2">
      <style:table-cell-properties fo:background-color="#9999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5" style:family="table-cell" style:parent-style-name="Excel_20_Built-in_20_Currency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 style:data-style-name="N2">
      <style:table-cell-properties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 style:data-style-name="N2">
      <style:table-cell-properties fo:border-bottom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" style:family="table-cell" style:parent-style-name="Default" style:data-style-name="N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 style:data-style-name="N185">
      <style:text-properties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Default">
      <style:table-cell-properties fo:border="0.74pt solid #000000"/>
    </style:style>
    <style:style style:name="ce143" style:family="table-cell" style:parent-style-name="Default" style:data-style-name="N2">
      <style:table-cell-properties fo:border="0.74pt solid #000000"/>
    </style:style>
    <style:style style:name="ce144" style:family="table-cell" style:parent-style-name="Default">
      <style:table-cell-properties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fo:border-bottom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 style:data-style-name="N185">
      <style:table-cell-properties fo:border="0.74pt solid #000000"/>
    </style:style>
    <style:style style:name="ce147" style:family="table-cell" style:parent-style-name="Default" style:data-style-name="N185">
      <style:table-cell-properties fo:border="0.74pt solid #000000"/>
      <style:text-properties fo:font-weight="bold" style:font-weight-asian="bold" style:font-weight-complex="bold"/>
    </style:style>
    <style:style style:name="ce148" style:family="table-cell" style:parent-style-name="Default">
      <style:table-cell-properties style:rotation-align="none"/>
      <style:text-properties fo:color="#7f7f7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>
          <loext:transformation loext:type="lummod" loext:value="5000"/>
          <loext:transformation loext:type="lumoff" loext:value="4999"/>
        </loext:char-complex-color>
      </style:text-properties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1" style:family="table-cell" style:parent-style-name="Default" style:data-style-name="N174">
      <style:table-cell-properties fo:background-color="#9999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2" style:family="table-cell" style:parent-style-name="Default" style:data-style-name="N3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 style:data-style-name="N191">
      <style:table-cell-properties fo:background-color="#9999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4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5" style:family="table-cell" style:parent-style-name="Default" style:data-style-name="N164">
      <style:table-cell-properties fo:background-color="#999999" fo:border="0.74pt solid #000000"/>
      <style:text-properties fo:font-weight="bold" style:font-weight-asian="bold" style:font-weight-complex="bold"/>
    </style:style>
    <style:style style:name="ce156" style:family="table-cell" style:parent-style-name="Default" style:data-style-name="N163">
      <style:table-cell-properties fo:border="0.74pt solid #000000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weight="bold" style:font-weight-asian="bold" style:font-name-complex="Arial" style:font-weight-complex="bold"/>
    </style:style>
    <style:style style:name="ce158" style:family="table-cell" style:parent-style-name="Default" style:data-style-name="N185">
      <style:table-cell-properties fo:border="0.74pt solid #000000"/>
      <style:text-properties fo:font-weight="normal" style:font-weight-asian="normal" style:font-weight-complex="normal"/>
    </style:style>
    <style:style style:name="ce159" style:family="table-cell" style:parent-style-name="Default">
      <style:table-cell-properties fo:background-color="#dde8cb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0" style:family="table-cell" style:parent-style-name="Default" style:data-style-name="N163">
      <style:table-cell-properties fo:background-color="#dde8cb" fo:border="0.74pt solid #000000"/>
    </style:style>
    <style:style style:name="ce192" style:family="table-cell" style:parent-style-name="Default">
      <style:table-cell-properties fo:background-color="#dde8cb"/>
    </style:style>
    <style:style style:name="ce218" style:family="table-cell" style:parent-style-name="Default" style:data-style-name="N185">
      <style:table-cell-properties fo:background-color="#dde8cb" fo:border="0.74pt solid #000000"/>
      <style:text-properties fo:font-weight="normal" style:font-weight-asian="normal" style:font-weight-complex="normal"/>
    </style:style>
    <style:style style:name="ce241" style:family="table-cell" style:parent-style-name="Default" style:data-style-name="N185">
      <style:table-cell-properties fo:background-color="#dde8cb"/>
      <style:text-properties fo:font-size="12pt" fo:font-weight="bold" style:font-size-asian="12pt" style:font-weight-asian="bold" style:font-size-complex="12pt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super 58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style:text-outline="false" style:text-line-through-style="none" style:text-line-through-type="none" style:font-name="Arial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" style:language-asian="zh" style:country-asian="CN" style:font-style-asian="normal" style:font-weight-asian="bold" style:font-name-complex="Arial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super 58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7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Arial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1_DESGLOSE_DE_LA_INVERSION" table:style-name="ta1">
        <table:table-column table:style-name="co22" table:default-cell-style-name="ce78"/>
        <table:table-column table:style-name="co23" table:default-cell-style-name="ce78"/>
        <table:table-column table:style-name="co3" table:default-cell-style-name="ce81"/>
        <table:table-column table:style-name="co24" table:default-cell-style-name="ce177"/>
        <table:table-column table:style-name="co25" table:default-cell-style-name="ce87"/>
        <table:table-column table:style-name="co3" table:default-cell-style-name="ce183"/>
        <table:table-column table:style-name="co3" table:number-columns-repeated="7" table:default-cell-style-name="Default"/>
        <table:table-row table:style-name="ro1">
          <table:table-cell table:style-name="ce77" table:number-columns-repeated="3"/>
          <table:table-cell table:style-name="ce77" office:value-type="string" calcext:value-type="string" table:number-columns-spanned="2" table:number-rows-spanned="1">
            <text:p>DEPRECIACIONES</text:p>
          </table:table-cell>
          <table:covered-table-cell table:style-name="ce178"/>
          <table:table-cell table:style-name="ce181" office:value-type="string" calcext:value-type="string">
            <text:p>Factores de</text:p>
          </table:table-cell>
          <table:table-cell table:number-columns-repeated="7"/>
        </table:table-row>
        <table:table-row table:style-name="ro1">
          <table:table-cell table:style-name="ce77" office:value-type="string" calcext:value-type="string">
            <text:p>CONCEPTO</text:p>
          </table:table-cell>
          <table:table-cell table:style-name="ce77" office:value-type="string" calcext:value-type="string">
            <text:p>DESCRIPCION</text:p>
          </table:table-cell>
          <table:table-cell table:style-name="ce77" office:value-type="string" calcext:value-type="string">
            <text:p>INVERSION</text:p>
          </table:table-cell>
          <table:table-cell table:style-name="ce77" office:value-type="string" calcext:value-type="string">
            <text:p>Tasa Fiscal (%)</text:p>
          </table:table-cell>
          <table:table-cell table:style-name="ce77" office:value-type="string" calcext:value-type="string">
            <text:p><text:s text:c="8"/>Monto</text:p>
          </table:table-cell>
          <table:table-cell table:style-name="ce182" office:value-type="string" calcext:value-type="string">
            <text:p>Coste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- TERRENO</text:p>
          </table:table-cell>
          <table:table-cell table:style-name="ce172"/>
          <table:table-cell/>
          <table:table-cell office:value-type="percentage" office:value="0" calcext:value-type="percentage">
            <text:p>0 %</text:p>
          </table:table-cell>
          <table:table-cell table:formula="of:=[.C3]*[.D3]" office:value-type="float" office:value="0" calcext:value-type="float">
            <text:p>$0,0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- OBRA CIVIL</text:p>
          </table:table-cell>
          <table:table-cell table:style-name="ce172"/>
          <table:table-cell office:value-type="float" office:value="60000" calcext:value-type="float">
            <text:p>$60.000 </text:p>
          </table:table-cell>
          <table:table-cell office:value-type="percentage" office:value="0.05" calcext:value-type="percentage">
            <text:p>5 %</text:p>
          </table:table-cell>
          <table:table-cell table:formula="of:=[.C4]*[.D4]" office:value-type="float" office:value="3000" calcext:value-type="float">
            <text:p>$3.000,0 </text:p>
          </table:table-cell>
          <table:table-cell table:number-columns-repeated="2"/>
          <table:table-cell office:value-type="string" calcext:value-type="string">
            <text:p>Fermentador</text:p>
          </table:table-cell>
          <table:table-cell office:value-type="string" calcext:value-type="string">
            <text:p>Estufa</text:p>
          </table:table-cell>
          <table:table-cell office:value-type="string" calcext:value-type="string">
            <text:p>Armarios de Almacén</text:p>
          </table:table-cell>
          <table:table-cell office:value-type="string" calcext:value-type="string">
            <text:p>Botellas para 10 días</text:p>
          </table:table-cell>
          <table:table-cell office:value-type="string" calcext:value-type="string">
            <text:p>refris</text:p>
          </table:table-cell>
          <table:table-cell office:value-type="string" calcext:value-type="string">
            <text:p>Desinfeccion</text:p>
          </table:table-cell>
        </table:table-row>
        <table:table-row table:style-name="ro1">
          <table:table-cell office:value-type="string" calcext:value-type="string">
            <text:p>3- EQUIPO DE PROC.</text:p>
          </table:table-cell>
          <table:table-cell/>
          <table:table-cell table:formula="of:=SUM([.H5:.M5])" office:value-type="float" office:value="524000" calcext:value-type="float">
            <text:p>$524.000 </text:p>
          </table:table-cell>
          <table:table-cell office:value-type="percentage" office:value="0.08" calcext:value-type="percentage">
            <text:p>8 %</text:p>
          </table:table-cell>
          <table:table-cell table:formula="of:=[.C5]*[.D5]" office:value-type="float" office:value="41920" calcext:value-type="float">
            <text:p>$41.920,0 </text:p>
          </table:table-cell>
          <table:table-cell table:number-columns-repeated="2"/>
          <table:table-cell office:value-type="float" office:value="260000" calcext:value-type="float">
            <text:p>260000</text:p>
          </table:table-cell>
          <table:table-cell office:value-type="float" office:value="3000" calcext:value-type="float">
            <text:p>3000</text:p>
          </table:table-cell>
          <table:table-cell office:value-type="float" office:value="60000" calcext:value-type="float">
            <text:p>60000</text:p>
          </table:table-cell>
          <table:table-cell table:formula="of:=[$06_PRESUPUESTO_INGRESOS_PRODUCTO_A.B3]*[$03_COSTOS_PRODUCCION_PRODUCTO_A.D12]*10*10" office:value-type="float" office:value="51000" calcext:value-type="float">
            <text:p>51000</text:p>
          </table:table-cell>
          <table:table-cell office:value-type="float" office:value="30000" calcext:value-type="float">
            <text:p>30000</text:p>
          </table:table-cell>
          <table:table-cell office:value-type="float" office:value="120000" calcext:value-type="float">
            <text:p>120000</text:p>
          </table:table-cell>
        </table:table-row>
        <table:table-row table:style-name="ro1">
          <table:table-cell office:value-type="string" calcext:value-type="string">
            <text:p>4- EQUIPO AUXILIAR</text:p>
          </table:table-cell>
          <table:table-cell/>
          <table:table-cell office:value-type="float" office:value="40000" calcext:value-type="float">
            <text:p>$40.000 </text:p>
          </table:table-cell>
          <table:table-cell office:value-type="percentage" office:value="0.08" calcext:value-type="percentage">
            <text:p>8 %</text:p>
          </table:table-cell>
          <table:table-cell table:formula="of:=[.C6]*[.D6]" office:value-type="float" office:value="3200" calcext:value-type="float">
            <text:p>$3.200,0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- INSTALACIONES</text:p>
          </table:table-cell>
          <table:table-cell office:value-type="string" calcext:value-type="string">
            <text:p>% de (3) + (4)</text:p>
          </table:table-cell>
          <table:table-cell table:style-name="ce175" table:formula="of:=([.C5]+[.C6])*[.F7]" office:value-type="float" office:value="84600" calcext:value-type="float">
            <text:p>$84.600 </text:p>
          </table:table-cell>
          <table:table-cell office:value-type="percentage" office:value="0.1" calcext:value-type="percentage">
            <text:p>10 %</text:p>
          </table:table-cell>
          <table:table-cell table:formula="of:=[.C7]*[.D7]" office:value-type="float" office:value="8460" calcext:value-type="float">
            <text:p>$8.460,0 </text:p>
          </table:table-cell>
          <table:table-cell table:style-name="ce184" office:value-type="percentage" office:value="0.15" calcext:value-type="percentage">
            <text:p>15,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- OTROS EQUIPOS</text:p>
          </table:table-cell>
          <table:table-cell table:number-columns-repeated="2"/>
          <table:table-cell office:value-type="percentage" office:value="0.35" calcext:value-type="percentage">
            <text:p>35 %</text:p>
          </table:table-cell>
          <table:table-cell table:formula="of:=[.C8]*[.D8]" office:value-type="float" office:value="0" calcext:value-type="float">
            <text:p>$0,0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- MOBILIARIO OF.</text:p>
          </table:table-cell>
          <table:table-cell office:value-type="string" calcext:value-type="string">
            <text:p>Equipo de Oficina</text:p>
          </table:table-cell>
          <table:table-cell/>
          <table:table-cell office:value-type="percentage" office:value="0.1" calcext:value-type="percentage">
            <text:p>10 %</text:p>
          </table:table-cell>
          <table:table-cell table:formula="of:=[.C9]*[.D9]" office:value-type="float" office:value="0" calcext:value-type="float">
            <text:p>$0,0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- EQ. DE TRANSP.</text:p>
          </table:table-cell>
          <table:table-cell table:number-columns-repeated="2"/>
          <table:table-cell office:value-type="percentage" office:value="0.2" calcext:value-type="percentage">
            <text:p>20 %</text:p>
          </table:table-cell>
          <table:table-cell table:formula="of:=[.C10]*[.D10]" office:value-type="float" office:value="0" calcext:value-type="float">
            <text:p>$0,0 </text:p>
          </table:table-cell>
          <table:table-cell table:style-name="ce185"/>
          <table:table-cell table:number-columns-repeated="7"/>
        </table:table-row>
        <table:table-row table:style-name="ro1">
          <table:table-cell office:value-type="string" calcext:value-type="string">
            <text:p>9- IMPREVISTOS</text:p>
          </table:table-cell>
          <table:table-cell office:value-type="string" calcext:value-type="string">
            <text:p>% del Subtotal</text:p>
          </table:table-cell>
          <table:table-cell table:style-name="ce175" table:formula="of:=SUM([.C3:.C10])*[.F11]" office:value-type="float" office:value="70860" calcext:value-type="float">
            <text:p>$70.860 </text:p>
          </table:table-cell>
          <table:table-cell office:value-type="percentage" office:value="0.08" calcext:value-type="percentage">
            <text:p>8 %</text:p>
          </table:table-cell>
          <table:table-cell table:formula="of:=[.C11]*[.D11]" office:value-type="float" office:value="5668.8" calcext:value-type="float">
            <text:p>$5.668,8 </text:p>
          </table:table-cell>
          <table:table-cell table:style-name="ce184" office:value-type="percentage" office:value="0.1" calcext:value-type="percentage">
            <text:p>10,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-ACT. DIFERIDOS</text:p>
          </table:table-cell>
          <table:table-cell office:value-type="string" calcext:value-type="string">
            <text:p>% de (2 a 9)</text:p>
          </table:table-cell>
          <table:table-cell table:style-name="ce175" table:formula="of:=([.C5]+[.C7]+[.C9]+[.C11])*[.F12]" office:value-type="float" office:value="101919" calcext:value-type="float">
            <text:p>$101.919 </text:p>
          </table:table-cell>
          <table:table-cell office:value-type="percentage" office:value="0.1" calcext:value-type="percentage">
            <text:p>10 %</text:p>
          </table:table-cell>
          <table:table-cell table:formula="of:=[.C12]*[.D12]" office:value-type="float" office:value="10191.9" calcext:value-type="float">
            <text:p>$10.191,9 </text:p>
          </table:table-cell>
          <table:table-cell table:style-name="ce184" office:value-type="percentage" office:value="0.15" calcext:value-type="percentage">
            <text:p>15,0%</text:p>
          </table:table-cell>
          <table:table-cell table:number-columns-repeated="7"/>
        </table:table-row>
        <table:table-row table:style-name="ro1">
          <table:table-cell table:style-name="ce173" office:value-type="string" calcext:value-type="string">
            <text:p>TOTAL</text:p>
          </table:table-cell>
          <table:table-cell table:style-name="Default"/>
          <table:table-cell table:style-name="ce176" table:formula="of:=SUM([.C3:.C12])" office:value-type="float" office:value="881379" calcext:value-type="float">
            <text:p>$881.379 </text:p>
          </table:table-cell>
          <table:table-cell table:style-name="ce173"/>
          <table:table-cell table:style-name="ce180" table:formula="of:=SUM([.E3:.E12])" office:value-type="float" office:value="72440.7" calcext:value-type="float">
            <text:p>$72.440,7 </text:p>
          </table:table-cell>
          <table:table-cell table:style-name="ce186"/>
          <table:table-cell table:number-columns-repeated="7"/>
        </table:table-row>
      </table:table>
      <table:table table:name="02_VARIABLES" table:style-name="ta1">
        <table:table-column table:style-name="co6" table:default-cell-style-name="ce78"/>
        <table:table-column table:style-name="co7" table:default-cell-style-name="ce106"/>
        <table:table-column table:style-name="co8" table:default-cell-style-name="ce96"/>
        <table:table-column table:style-name="co9" table:default-cell-style-name="ce96"/>
        <table:table-column table:style-name="co10" table:default-cell-style-name="ce96"/>
        <table:table-row table:style-name="ro1">
          <table:table-cell office:value-type="string" calcext:value-type="string">
            <text:p>TIEMPOS OPERATIVOS DE LA PLANTA</text:p>
          </table:table-cell>
          <table:table-cell table:style-name="ce102"/>
          <table:table-cell table:number-columns-repeated="3"/>
        </table:table-row>
        <table:table-row table:style-name="ro1">
          <table:table-cell office:value-type="string" calcext:value-type="string">
            <text:p>HORAS/JORNADA <text:s text:c="10"/>= </text:p>
          </table:table-cell>
          <table:table-cell table:style-name="ce103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NADAS/DIA <text:s text:c="13"/>=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S/MES <text:s text:c="21"/>=</text:p>
          </table:table-cell>
          <table:table-cell table:style-name="ce103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SES/AÑO <text:s text:c="18"/>=</text:p>
          </table:table-cell>
          <table:table-cell table:style-name="ce103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arios/AÑO <text:s text:c="18"/>=</text:p>
          </table:table-cell>
          <table:table-cell table:style-name="ce10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AS LABORADAS/AÑO</text:p>
          </table:table-cell>
          <table:table-cell table:style-name="ce104" table:formula="of:=[.B2]*[.B3]*[.B4]*[.B5]" office:value-type="float" office:value="1920" calcext:value-type="float">
            <text:p>1.9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s Laborados /Año <text:s text:c="4"/>=</text:p>
          </table:table-cell>
          <table:table-cell table:style-name="ce78" table:formula="of:=[.B4]*[.B5]"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table:style-name="ce96" office:value-type="string" calcext:value-type="string">
            <text:p>Base de Costeo:</text:p>
          </table:table-cell>
          <table:table-cell table:style-name="ce96"/>
          <table:table-cell table:number-columns-repeated="3"/>
        </table:table-row>
        <table:table-row table:style-name="ro1">
          <table:table-cell table:style-name="ce96" office:value-type="string" calcext:value-type="string">
            <text:p>Salario Mínimo (2025) <text:s/>=</text:p>
          </table:table-cell>
          <table:table-cell table:style-name="ce105" office:value-type="float" office:value="8364" calcext:value-type="float">
            <text:p>$8.364,00 </text:p>
          </table:table-cell>
          <table:table-cell office:value-type="string" calcext:value-type="string">
            <text:p><text:s/>pesos mensuales <text:s/></text:p>
          </table:table-cell>
          <table:table-cell table:number-columns-repeated="2"/>
        </table:table-row>
        <table:table-row table:style-name="ro1">
          <table:table-cell table:style-name="ce96" table:number-columns-repeated="2"/>
          <table:table-cell table:number-columns-repeated="3"/>
        </table:table-row>
        <table:table-row table:style-name="ro1">
          <table:table-cell table:style-name="ce97" office:value-type="string" calcext:value-type="string">
            <text:p>FACTORES DE COSTEO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IMPUESTOS Y SEGUROS</text:p>
          </table:table-cell>
          <table:table-cell office:value-type="percentage" office:value="0.02" calcext:value-type="percentage">
            <text:p>2,00 %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MANTENIMIENTO E IMPREV.</text:p>
          </table:table-cell>
          <table:table-cell office:value-type="percentage" office:value="0.05" calcext:value-type="percentage">
            <text:p>5,00 %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GASTOS ADMINISTRATIVOS</text:p>
          </table:table-cell>
          <table:table-cell office:value-type="percentage" office:value="2" calcext:value-type="percentage">
            <text:p>200,00 %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GASTOS DE VENTA</text:p>
          </table:table-cell>
          <table:table-cell office:value-type="percentage" office:value="0.1" calcext:value-type="percentage">
            <text:p>10,00 %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11- R.U.T.</text:p>
          </table:table-cell>
          <table:table-cell office:value-type="percentage" office:value="0.1" calcext:value-type="percentage">
            <text:p>10,00 %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12- Impuesto s/Nómina</text:p>
          </table:table-cell>
          <table:table-cell office:value-type="percentage" office:value="0.03" calcext:value-type="percentage">
            <text:p>3,00 %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13- I.S.R.</text:p>
          </table:table-cell>
          <table:table-cell office:value-type="percentage" office:value="0.35" calcext:value-type="percentage">
            <text:p>35,00 %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98" office:value-type="string" calcext:value-type="string">
            <text:p>Indicadores de Referencia:</text:p>
          </table:table-cell>
          <table:table-cell table:style-name="ce107"/>
          <table:table-cell table:style-name="ce110" office:value-type="string" calcext:value-type="string">
            <text:p>Tasa Base</text:p>
          </table:table-cell>
          <table:table-cell table:style-name="ce111" office:value-type="string" calcext:value-type="string">
            <text:p>Tasa</text:p>
          </table:table-cell>
          <table:table-cell table:style-name="ce113" office:value-type="string" calcext:value-type="string">
            <text:p>Tasa</text:p>
          </table:table-cell>
        </table:table-row>
        <table:table-row table:style-name="ro1">
          <table:table-cell table:style-name="ce99"/>
          <table:table-cell table:style-name="ce107"/>
          <table:table-cell table:style-name="ce111"/>
          <table:table-cell table:style-name="ce111" office:value-type="string" calcext:value-type="string">
            <text:p>Efectiva</text:p>
          </table:table-cell>
          <table:table-cell table:style-name="ce113" office:value-type="string" calcext:value-type="string">
            <text:p>Real</text:p>
          </table:table-cell>
        </table:table-row>
        <table:table-row table:style-name="ro1">
          <table:table-cell table:style-name="ce100" office:value-type="string" calcext:value-type="string">
            <text:p>INPC</text:p>
          </table:table-cell>
          <table:table-cell table:style-name="ce108" office:value-type="string" calcext:value-type="string">
            <text:p>INFLA.MEX</text:p>
          </table:table-cell>
          <table:table-cell table:style-name="ce106" office:value-type="percentage" office:value="0.0376" calcext:value-type="percentage">
            <text:p>3,76 %</text:p>
          </table:table-cell>
          <table:table-cell table:style-name="ce106" table:number-columns-repeated="2"/>
        </table:table-row>
        <table:table-row table:style-name="ro1">
          <table:table-cell table:style-name="ce100" office:value-type="string" calcext:value-type="string">
            <text:p>Cetes (28 dias)</text:p>
          </table:table-cell>
          <table:table-cell table:style-name="ce108" office:value-type="string" calcext:value-type="string">
            <text:p>CETES28</text:p>
          </table:table-cell>
          <table:table-cell table:style-name="ce106" office:value-type="percentage" office:value="0.074" calcext:value-type="percentage">
            <text:p>7,40 %</text:p>
          </table:table-cell>
          <table:table-cell table:style-name="ce106" table:formula="of:=((1+[.C24]/12)^12)-1" office:value-type="percentage" office:value="0.0765621472911267" calcext:value-type="percentage">
            <text:p>7,66 %</text:p>
          </table:table-cell>
          <table:table-cell table:style-name="ce106" table:formula="of:=([.D24]-INFLA.MEX)/(1+INFLA.MEX)" office:value-type="percentage" office:value="0.0375502576051722" calcext:value-type="percentage">
            <text:p>3,76 %</text:p>
          </table:table-cell>
        </table:table-row>
        <table:table-row table:style-name="ro1">
          <table:table-cell table:style-name="ce100" office:value-type="string" calcext:value-type="string">
            <text:p>Cetes (91 dias)</text:p>
          </table:table-cell>
          <table:table-cell table:style-name="ce108" office:value-type="string" calcext:value-type="string">
            <text:p>CETES91</text:p>
          </table:table-cell>
          <table:table-cell table:style-name="ce106" office:value-type="percentage" office:value="0.0735" calcext:value-type="percentage">
            <text:p>7,35 %</text:p>
          </table:table-cell>
          <table:table-cell table:style-name="ce106" table:formula="of:=(1+[.C25]/12)^12-1" office:value-type="percentage" office:value="0.0760272871050849" calcext:value-type="percentage">
            <text:p>7,60 %</text:p>
          </table:table-cell>
          <table:table-cell table:style-name="ce106" table:formula="of:=([.D25]-INFLA.MEX)/(1+INFLA.MEX)" office:value-type="percentage" office:value="0.0370347793996578" calcext:value-type="percentage">
            <text:p>3,70 %</text:p>
          </table:table-cell>
        </table:table-row>
        <table:table-row table:style-name="ro1">
          <table:table-cell table:style-name="ce100" office:value-type="string" calcext:value-type="string">
            <text:p>INPC Banxico</text:p>
          </table:table-cell>
          <table:table-cell table:style-name="ce108" office:value-type="string" calcext:value-type="string">
            <text:p>CPP</text:p>
          </table:table-cell>
          <table:table-cell table:style-name="ce106" office:value-type="percentage" office:value="0.0428" calcext:value-type="percentage">
            <text:p>4,28 %</text:p>
          </table:table-cell>
          <table:table-cell table:style-name="ce106" table:number-columns-repeated="2"/>
        </table:table-row>
        <table:table-row table:style-name="ro1">
          <table:table-cell table:style-name="ce101" office:value-type="string" calcext:value-type="string">
            <text:p>Tasa Interbancaria</text:p>
          </table:table-cell>
          <table:table-cell table:style-name="ce109" office:value-type="string" calcext:value-type="string">
            <text:p>TIIE 28</text:p>
          </table:table-cell>
          <table:table-cell table:style-name="ce106" office:value-type="percentage" office:value="0.0777" calcext:value-type="percentage">
            <text:p>7,77 %</text:p>
          </table:table-cell>
          <table:table-cell table:style-name="ce106" table:formula="of:=(1+[.C27]/12)^12-1" office:value-type="percentage" office:value="0.0805276934756467" calcext:value-type="percentage">
            <text:p>8,05 %</text:p>
          </table:table-cell>
          <table:table-cell table:style-name="ce106" table:formula="of:=([.D27]-INFLA.MEX)/(1+INFLA.MEX)" office:value-type="percentage" office:value="0.041372102424486" calcext:value-type="percentage">
            <text:p>4,14 %</text:p>
          </table:table-cell>
        </table:table-row>
        <table:table-row table:style-name="ro1">
          <table:table-cell table:style-name="ce96" office:value-type="string" calcext:value-type="string">
            <text:p>Tasa Interbancaria + 5% de premio</text:p>
          </table:table-cell>
          <table:table-cell table:style-name="Default"/>
          <table:table-cell table:style-name="ce112" table:formula="of:=[.C27]+0.05" office:value-type="percentage" office:value="0.1277" calcext:value-type="percentage">
            <text:p>12,77 %</text:p>
          </table:table-cell>
          <table:table-cell table:style-name="Default" table:number-columns-repeated="2"/>
        </table:table-row>
      </table:table>
      <table:table table:name="03_COSTOS_PRODUCCION_PRODUCTO_A" table:style-name="ta1">
        <table:table-column table:style-name="co11" table:default-cell-style-name="ce116"/>
        <table:table-column table:style-name="co12" table:default-cell-style-name="ce116"/>
        <table:table-column table:style-name="co13" table:default-cell-style-name="ce124"/>
        <table:table-column table:style-name="co14" table:default-cell-style-name="ce128"/>
        <table:table-column table:style-name="co15" table:default-cell-style-name="ce135"/>
        <table:table-column table:style-name="co16" table:default-cell-style-name="ce142"/>
        <table:table-column table:style-name="co17" table:default-cell-style-name="ce146"/>
        <table:table-column table:style-name="co3" table:number-columns-repeated="5" table:default-cell-style-name="Default"/>
        <table:table-row table:style-name="ro2">
          <table:table-cell table:style-name="ce114" office:value-type="string" calcext:value-type="string" table:number-columns-spanned="7" table:number-rows-spanned="1">
            <text:p>Costos de materias primas e insumos directos</text:p>
          </table:table-cell>
          <table:covered-table-cell table:number-columns-repeated="3" table:style-name="ce115"/>
          <table:covered-table-cell table:style-name="ce134"/>
          <table:covered-table-cell table:number-columns-repeated="2" table:style-name="ce141"/>
          <table:table-cell table:number-columns-repeated="5"/>
        </table:table-row>
        <table:table-row table:style-name="ro1">
          <table:table-cell table:style-name="ce115" office:value-type="string" calcext:value-type="string">
            <text:p>CONCEPTO</text:p>
          </table:table-cell>
          <table:table-cell table:style-name="ce115" office:value-type="string" calcext:value-type="string">
            <text:p>Unidad</text:p>
          </table:table-cell>
          <table:table-cell table:style-name="ce115" office:value-type="string" calcext:value-type="string">
            <text:p>Precio/Unidad</text:p>
          </table:table-cell>
          <table:table-cell table:style-name="ce127" office:value-type="string" calcext:value-type="string">
            <text:p>Unidad/Litro Producto final</text:p>
          </table:table-cell>
          <table:table-cell table:style-name="ce134" office:value-type="string" calcext:value-type="string">
            <text:p>Costo / Litro Producto final</text:p>
          </table:table-cell>
          <table:table-cell table:style-name="ce141" office:value-type="string" calcext:value-type="string">
            <text:p>Requerimiento diario (masa)</text:p>
          </table:table-cell>
          <table:table-cell table:style-name="ce141" office:value-type="string" calcext:value-type="string">
            <text:p>Costo diario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>
            <text:p>Agua potable</text:p>
          </table:table-cell>
          <table:table-cell table:style-name="ce81" office:value-type="string" calcext:value-type="string">
            <text:p>Litro</text:p>
          </table:table-cell>
          <table:table-cell office:value-type="float" office:value="1" calcext:value-type="float">
            <text:p>$1,0 </text:p>
          </table:table-cell>
          <table:table-cell office:value-type="float" office:value="1" calcext:value-type="float">
            <text:p>1,0</text:p>
          </table:table-cell>
          <table:table-cell table:formula="of:=([.D3]*[.C3])" office:value-type="float" office:value="1" calcext:value-type="float">
            <text:p>1,00</text:p>
          </table:table-cell>
          <table:table-cell table:formula="of:=[.D3]*[06_PRESUPUESTO_INGRESOS_PRODUCTO_A.$B$3]" office:value-type="float" office:value="170" calcext:value-type="float">
            <text:p>170</text:p>
          </table:table-cell>
          <table:table-cell table:formula="of:=[.F3]*[.C3]" office:value-type="currency" office:currency="MXN" office:value="170" calcext:value-type="currency">
            <text:p>$170,00</text:p>
          </table:table-cell>
          <table:table-cell table:number-columns-repeated="4"/>
          <table:table-cell table:style-name="ce148"/>
        </table:table-row>
        <table:table-row table:style-name="ro1">
          <table:table-cell office:value-type="string" calcext:value-type="string">
            <text:p>Alga Laminaria Japónica</text:p>
          </table:table-cell>
          <table:table-cell office:value-type="string" calcext:value-type="string">
            <text:p>kg</text:p>
          </table:table-cell>
          <table:table-cell office:value-type="float" office:value="1300" calcext:value-type="float">
            <text:p>$1.300,0 </text:p>
          </table:table-cell>
          <table:table-cell table:formula="of:=3/1000" office:value-type="float" office:value="0.003" calcext:value-type="float">
            <text:p>0,0</text:p>
          </table:table-cell>
          <table:table-cell table:formula="of:=([.D4]*[.C4])" office:value-type="float" office:value="3.9" calcext:value-type="float">
            <text:p>3,90</text:p>
          </table:table-cell>
          <table:table-cell table:formula="of:=[.D4]*[06_PRESUPUESTO_INGRESOS_PRODUCTO_A.$B$3]" office:value-type="float" office:value="0.51" calcext:value-type="float">
            <text:p>0,51</text:p>
          </table:table-cell>
          <table:table-cell table:formula="of:=[.F4]*[.C4]" office:value-type="currency" office:currency="MXN" office:value="663" calcext:value-type="currency">
            <text:p>$663,00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>
            <text:p>Sirup de Agave azúl</text:p>
          </table:table-cell>
          <table:table-cell table:style-name="ce81" office:value-type="string" calcext:value-type="string">
            <text:p>kg</text:p>
          </table:table-cell>
          <table:table-cell table:formula="of:=160/2" office:value-type="float" office:value="80" calcext:value-type="float">
            <text:p>$80,0 </text:p>
          </table:table-cell>
          <table:table-cell table:formula="of:=312/3.6/1000" office:value-type="float" office:value="0.0866666666666667" calcext:value-type="float">
            <text:p>0,1</text:p>
          </table:table-cell>
          <table:table-cell table:formula="of:=([.D5]*[.C5])" office:value-type="float" office:value="6.93333333333333" calcext:value-type="float">
            <text:p>6,93</text:p>
          </table:table-cell>
          <table:table-cell table:style-name="ce143" table:formula="of:=[.D5]*[06_PRESUPUESTO_INGRESOS_PRODUCTO_A.$B$3]" office:value-type="float" office:value="14.7333333333333" calcext:value-type="float">
            <text:p>14,73</text:p>
          </table:table-cell>
          <table:table-cell table:formula="of:=[.F5]*[.C5]" office:value-type="currency" office:currency="MXN" office:value="1178.66666666667" calcext:value-type="currency">
            <text:p>$1.178,67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>
            <text:p>Cepas probióticas adicionales</text:p>
          </table:table-cell>
          <table:table-cell table:style-name="ce81"/>
          <table:table-cell table:number-columns-repeated="2"/>
          <table:table-cell table:formula="of:=([.D6]*[.C6])" office:value-type="float" office:value="0" calcext:value-type="float">
            <text:p>0,00</text:p>
          </table:table-cell>
          <table:table-cell table:formula="of:=[.D6]*[06_PRESUPUESTO_INGRESOS_PRODUCTO_A.$B$3]" office:value-type="float" office:value="0" calcext:value-type="float">
            <text:p>0</text:p>
          </table:table-cell>
          <table:table-cell table:formula="of:=[.F6]*[.C6]" office:value-type="currency" office:currency="MXN" office:value="0" calcext:value-type="currency">
            <text:p>$0,00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>
            <text:p>Otros ingredientes y saborizantes</text:p>
          </table:table-cell>
          <table:table-cell table:style-name="ce81"/>
          <table:table-cell table:number-columns-repeated="2"/>
          <table:table-cell table:formula="of:=([.D7]*[.C7])" office:value-type="float" office:value="0" calcext:value-type="float">
            <text:p>0,00</text:p>
          </table:table-cell>
          <table:table-cell table:formula="of:=[.D7]*[06_PRESUPUESTO_INGRESOS_PRODUCTO_A.$B$3]" office:value-type="float" office:value="0" calcext:value-type="float">
            <text:p>0</text:p>
          </table:table-cell>
          <table:table-cell table:formula="of:=[.F7]*[.C7]" office:value-type="currency" office:currency="MXN" office:value="0" calcext:value-type="currency">
            <text:p>$0,00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>
            <text:p>Jengibre</text:p>
          </table:table-cell>
          <table:table-cell table:style-name="ce81" office:value-type="string" calcext:value-type="string">
            <text:p>kg</text:p>
          </table:table-cell>
          <table:table-cell office:value-type="float" office:value="120" calcext:value-type="float">
            <text:p>$120,0 </text:p>
          </table:table-cell>
          <table:table-cell table:formula="of:=1/1000" office:value-type="float" office:value="0.001" calcext:value-type="float">
            <text:p>0,0</text:p>
          </table:table-cell>
          <table:table-cell table:formula="of:=([.D8]*[.C8])" office:value-type="float" office:value="0.12" calcext:value-type="float">
            <text:p>0,12</text:p>
          </table:table-cell>
          <table:table-cell table:formula="of:=[.D8]*[06_PRESUPUESTO_INGRESOS_PRODUCTO_A.$B$3]" office:value-type="float" office:value="0.17" calcext:value-type="float">
            <text:p>0,17</text:p>
          </table:table-cell>
          <table:table-cell table:formula="of:=[.F8]*[.C8]" office:value-type="currency" office:currency="MXN" office:value="20.4" calcext:value-type="currency">
            <text:p>$20,40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>
            <text:p>Hierbabuena</text:p>
          </table:table-cell>
          <table:table-cell table:style-name="ce81" office:value-type="string" calcext:value-type="string">
            <text:p>kg</text:p>
          </table:table-cell>
          <table:table-cell office:value-type="float" office:value="100" calcext:value-type="float">
            <text:p>$100,0 </text:p>
          </table:table-cell>
          <table:table-cell table:formula="of:=1/1000" office:value-type="float" office:value="0.001" calcext:value-type="float">
            <text:p>0,0</text:p>
          </table:table-cell>
          <table:table-cell table:formula="of:=([.D9]*[.C9])" office:value-type="float" office:value="0.1" calcext:value-type="float">
            <text:p>0,10</text:p>
          </table:table-cell>
          <table:table-cell table:formula="of:=[.D9]*[06_PRESUPUESTO_INGRESOS_PRODUCTO_A.$B$3]" office:value-type="float" office:value="0.17" calcext:value-type="float">
            <text:p>0,17</text:p>
          </table:table-cell>
          <table:table-cell table:formula="of:=[.F9]*[.C9]" office:value-type="currency" office:currency="MXN" office:value="17" calcext:value-type="currency">
            <text:p>$17,00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>
            <text:p>Té</text:p>
          </table:table-cell>
          <table:table-cell table:style-name="ce81" office:value-type="string" calcext:value-type="string">
            <text:p>kg</text:p>
          </table:table-cell>
          <table:table-cell office:value-type="float" office:value="400" calcext:value-type="float">
            <text:p>$400,0 </text:p>
          </table:table-cell>
          <table:table-cell/>
          <table:table-cell table:formula="of:=([.D10]*[.C10])" office:value-type="float" office:value="0" calcext:value-type="float">
            <text:p>0,00</text:p>
          </table:table-cell>
          <table:table-cell table:formula="of:=[.D10]*[06_PRESUPUESTO_INGRESOS_PRODUCTO_A.$B$3]" office:value-type="float" office:value="0" calcext:value-type="float">
            <text:p>0</text:p>
          </table:table-cell>
          <table:table-cell table:formula="of:=[.F10]*[.C10]" office:value-type="currency" office:currency="MXN" office:value="0" calcext:value-type="currency">
            <text:p>$0,0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([.D11]*[.C11])" office:value-type="float" office:value="0" calcext:value-type="float">
            <text:p>0,00</text:p>
          </table:table-cell>
          <table:table-cell table:formula="of:=[.D11]*[06_PRESUPUESTO_INGRESOS_PRODUCTO_A.$B$3]" office:value-type="float" office:value="0" calcext:value-type="float">
            <text:p>0</text:p>
          </table:table-cell>
          <table:table-cell table:formula="of:=[.F11]*[.C11]" office:value-type="currency" office:currency="MXN" office:value="0" calcext:value-type="currency">
            <text:p>$0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vases</text:p>
          </table:table-cell>
          <table:table-cell office:value-type="string" calcext:value-type="string">
            <text:p>piezas</text:p>
          </table:table-cell>
          <table:table-cell office:value-type="float" office:value="5" calcext:value-type="float">
            <text:p>$5,0 </text:p>
          </table:table-cell>
          <table:table-cell office:value-type="float" office:value="3" calcext:value-type="float">
            <text:p>3,0</text:p>
          </table:table-cell>
          <table:table-cell table:formula="of:=([.D12]*[.C12])" office:value-type="float" office:value="15" calcext:value-type="float">
            <text:p>15,00</text:p>
          </table:table-cell>
          <table:table-cell table:formula="of:=[.D12]*[06_PRESUPUESTO_INGRESOS_PRODUCTO_A.$B$3]" office:value-type="float" office:value="510" calcext:value-type="float">
            <text:p>510</text:p>
          </table:table-cell>
          <table:table-cell table:formula="of:=[.F12]*[.C12]" office:value-type="currency" office:currency="MXN" office:value="2550" calcext:value-type="currency">
            <text:p>$2.550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paque secundario</text:p>
          </table:table-cell>
          <table:table-cell office:value-type="string" calcext:value-type="string">
            <text:p>piezas</text:p>
          </table:table-cell>
          <table:table-cell office:value-type="float" office:value="10" calcext:value-type="float">
            <text:p>$10,0 </text:p>
          </table:table-cell>
          <table:table-cell office:value-type="float" office:value="0.5" calcext:value-type="float">
            <text:p>0,5</text:p>
          </table:table-cell>
          <table:table-cell table:formula="of:=([.D13]*[.C13])" office:value-type="float" office:value="5" calcext:value-type="float">
            <text:p>5,00</text:p>
          </table:table-cell>
          <table:table-cell table:formula="of:=[.D13]*[06_PRESUPUESTO_INGRESOS_PRODUCTO_A.$B$3]" office:value-type="float" office:value="85" calcext:value-type="float">
            <text:p>85</text:p>
          </table:table-cell>
          <table:table-cell table:formula="of:=[.F13]*[.C13]" office:value-type="currency" office:currency="MXN" office:value="850" calcext:value-type="currency">
            <text:p>$850,00</text:p>
          </table:table-cell>
          <table:table-cell table:number-columns-repeated="5"/>
        </table:table-row>
        <table:table-row table:style-name="ro1">
          <table:table-cell table:style-name="ce117" office:value-type="string" calcext:value-type="string">
            <text:p>TOTAL MATERIALES</text:p>
          </table:table-cell>
          <table:table-cell table:style-name="ce117"/>
          <table:table-cell table:style-name="ce87" table:number-columns-repeated="2"/>
          <table:table-cell table:style-name="ce136" table:formula="of:=SUM([.E3:.E13])" office:value-type="float" office:value="32.0533333333333" calcext:value-type="float">
            <text:p>32,05</text:p>
          </table:table-cell>
          <table:table-cell table:style-name="ce144"/>
          <table:table-cell table:style-name="ce147" table:formula="of:=SUM([.G3:.G13])" office:value-type="currency" office:currency="MXN" office:value="5449.06666666667" calcext:value-type="currency">
            <text:p>$5.449,07</text:p>
          </table:table-cell>
          <table:table-cell office:value-type="string" calcext:value-type="string">
            <text:p>al día</text:p>
          </table:table-cell>
          <table:table-cell table:number-columns-repeated="4"/>
        </table:table-row>
        <table:table-row table:style-name="ro1">
          <table:table-cell table:style-name="ce118" table:number-columns-repeated="2"/>
          <table:table-cell table:style-name="ce125" table:number-columns-repeated="2"/>
          <table:table-cell table:style-name="ce137"/>
          <table:table-cell table:style-name="ce145"/>
          <table:table-cell table:style-name="ce147" table:formula="of:=[.G14]*[02_VARIABLES.$B$8]" office:value-type="currency" office:currency="MXN" office:value="1307776" calcext:value-type="currency">
            <text:p>$1.307.776,00</text:p>
          </table:table-cell>
          <table:table-cell office:value-type="string" calcext:value-type="string">
            <text:p>anual</text:p>
          </table:table-cell>
          <table:table-cell table:number-columns-repeated="4"/>
        </table:table-row>
        <table:table-row table:style-name="ro2">
          <table:table-cell table:style-name="ce119" office:value-type="string" calcext:value-type="string" table:number-columns-spanned="7" table:number-rows-spanned="1">
            <text:p>Costos de producción operativos directos</text:p>
          </table:table-cell>
          <table:covered-table-cell table:style-name="ce122"/>
          <table:covered-table-cell table:number-columns-repeated="2" table:style-name="ce126"/>
          <table:covered-table-cell table:style-name="ce138"/>
          <table:covered-table-cell table:style-name="ce96"/>
          <table:covered-table-cell table:style-name="Default"/>
          <table:table-cell table:number-columns-repeated="5"/>
        </table:table-row>
        <table:table-row table:style-name="ro1">
          <table:table-cell table:style-name="ce81" office:value-type="string" calcext:value-type="string">
            <text:p>Mano de obra directa</text:p>
          </table:table-cell>
          <table:table-cell office:value-type="string" calcext:value-type="string">
            <text:p>$/mes</text:p>
          </table:table-cell>
          <table:table-cell table:style-name="ce116" table:formula="of:=[$02_VARIABLES.B10]*2*2" office:value-type="float" office:value="33456" calcext:value-type="float">
            <text:p>$33.456 </text:p>
          </table:table-cell>
          <table:table-cell table:style-name="ce129" table:formula="of:=1/([06_PRESUPUESTO_INGRESOS_PRODUCTO_A.$B$3]*[02_VARIABLES.$B$4])" office:value-type="float" office:value="0.000294117647058824" calcext:value-type="float">
            <text:p>0,0003</text:p>
          </table:table-cell>
          <table:table-cell table:style-name="ce139" table:formula="of:=[.D17]*[.C17]" office:value-type="float" office:value="9.84000000000002" calcext:value-type="float">
            <text:p>9,84</text:p>
          </table:table-cell>
          <table:table-cell table:formula="of:=[.D17]*[06_PRESUPUESTO_INGRESOS_PRODUCTO_A.$B$3]" office:value-type="float" office:value="0.0500000000000001" calcext:value-type="float">
            <text:p>0,0500000000000001</text:p>
          </table:table-cell>
          <table:table-cell table:formula="of:=[.F17]*[.C17]" office:value-type="currency" office:currency="MXN" office:value="1672.8" calcext:value-type="currency">
            <text:p>$1.672,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rgía eléctrica Kw-hr)</text:p>
          </table:table-cell>
          <table:table-cell office:value-type="string" calcext:value-type="string">
            <text:p>kWh</text:p>
          </table:table-cell>
          <table:table-cell office:value-type="float" office:value="1.8" calcext:value-type="float">
            <text:p>$1,8 </text:p>
          </table:table-cell>
          <table:table-cell table:style-name="ce130" office:value-type="float" office:value="0.018" calcext:value-type="float">
            <text:p>0,018</text:p>
          </table:table-cell>
          <table:table-cell table:style-name="ce139" table:formula="of:=[.D18]*[.C18]" office:value-type="float" office:value="0.0324" calcext:value-type="float">
            <text:p>0,03</text:p>
          </table:table-cell>
          <table:table-cell table:formula="of:=[.D18]*[06_PRESUPUESTO_INGRESOS_PRODUCTO_A.$B$3]" office:value-type="float" office:value="3.06" calcext:value-type="float">
            <text:p>3,06</text:p>
          </table:table-cell>
          <table:table-cell table:formula="of:=[.F18]*[.C18]" office:value-type="currency" office:currency="MXN" office:value="5.508" calcext:value-type="currency">
            <text:p>$5,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s LP (kg)</text:p>
          </table:table-cell>
          <table:table-cell office:value-type="string" calcext:value-type="string">
            <text:p>kg</text:p>
          </table:table-cell>
          <table:table-cell office:value-type="float" office:value="20" calcext:value-type="float">
            <text:p>$20,0 </text:p>
          </table:table-cell>
          <table:table-cell table:style-name="ce130" table:formula="of:=27/1000" office:value-type="float" office:value="0.027" calcext:value-type="float">
            <text:p>0,027</text:p>
          </table:table-cell>
          <table:table-cell table:style-name="ce139" table:formula="of:=[.D19]*[.C19]" office:value-type="float" office:value="0.54" calcext:value-type="float">
            <text:p>0,54</text:p>
          </table:table-cell>
          <table:table-cell table:formula="of:=[.D19]*[06_PRESUPUESTO_INGRESOS_PRODUCTO_A.$B$3]" office:value-type="float" office:value="4.59" calcext:value-type="float">
            <text:p>4,59</text:p>
          </table:table-cell>
          <table:table-cell table:formula="of:=[.F19]*[.C19]" office:value-type="currency" office:currency="MXN" office:value="91.8" calcext:value-type="currency">
            <text:p>$91,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gua (m<text:span text:style-name="T5">3</text:span><text:span text:style-name="T6">)</text:span></text:p>
          </table:table-cell>
          <table:table-cell office:value-type="string" calcext:value-type="string">
            <text:p>m³</text:p>
          </table:table-cell>
          <table:table-cell office:value-type="float" office:value="17" calcext:value-type="float">
            <text:p>$17,0 </text:p>
          </table:table-cell>
          <table:table-cell table:style-name="ce131" office:value-type="float" office:value="0.00001" calcext:value-type="float">
            <text:p>0,00001</text:p>
          </table:table-cell>
          <table:table-cell table:style-name="ce139" table:formula="of:=[.D20]*[.C20]" office:value-type="float" office:value="0.00017" calcext:value-type="float">
            <text:p>0,00</text:p>
          </table:table-cell>
          <table:table-cell table:formula="of:=[.D20]*[06_PRESUPUESTO_INGRESOS_PRODUCTO_A.$B$3]" office:value-type="float" office:value="0.0017" calcext:value-type="float">
            <text:p>0,0017</text:p>
          </table:table-cell>
          <table:table-cell table:formula="of:=[.F20]*[.C20]" office:value-type="currency" office:currency="MXN" office:value="0.0289" calcext:value-type="currency">
            <text:p>$0,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ros</text:p>
          </table:table-cell>
          <table:table-cell office:value-type="string" calcext:value-type="string">
            <text:p>piezas</text:p>
          </table:table-cell>
          <table:table-cell/>
          <table:table-cell table:style-name="ce132"/>
          <table:table-cell table:style-name="ce139" table:formula="of:=[.D21]*[.C21]" office:value-type="float" office:value="0" calcext:value-type="float">
            <text:p>0,00</text:p>
          </table:table-cell>
          <table:table-cell table:formula="of:=[.D21]*[06_PRESUPUESTO_INGRESOS_PRODUCTO_A.$B$3]" office:value-type="float" office:value="0" calcext:value-type="float">
            <text:p>0</text:p>
          </table:table-cell>
          <table:table-cell table:formula="of:=[.F21]*[.C21]" office:value-type="currency" office:currency="MXN" office:value="0" calcext:value-type="currency">
            <text:p>$0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ios de Limpieza</text:p>
          </table:table-cell>
          <table:table-cell office:value-type="string" calcext:value-type="string">
            <text:p>Litro</text:p>
          </table:table-cell>
          <table:table-cell office:value-type="float" office:value="20" calcext:value-type="float">
            <text:p>$20,0 </text:p>
          </table:table-cell>
          <table:table-cell table:style-name="ce133" table:formula="of:=0.2/5" office:value-type="float" office:value="0.04" calcext:value-type="float">
            <text:p>0,04</text:p>
          </table:table-cell>
          <table:table-cell table:style-name="ce139" table:formula="of:=[.D22]*[.C22]" office:value-type="float" office:value="0.8" calcext:value-type="float">
            <text:p>0,80</text:p>
          </table:table-cell>
          <table:table-cell table:formula="of:=[.D22]*[06_PRESUPUESTO_INGRESOS_PRODUCTO_A.$B$3]" office:value-type="float" office:value="6.8" calcext:value-type="float">
            <text:p>6,8</text:p>
          </table:table-cell>
          <table:table-cell table:formula="of:=[.F22]*[.C22]" office:value-type="currency" office:currency="MXN" office:value="136" calcext:value-type="currency">
            <text:p>$136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por desinfeccion envases</text:p>
          </table:table-cell>
          <table:table-cell office:value-type="string" calcext:value-type="string">
            <text:p>kWh</text:p>
          </table:table-cell>
          <table:table-cell table:formula="of:=[.C15]" office:value-type="float" office:value="0" calcext:value-type="float">
            <text:p>$0,0 </text:p>
          </table:table-cell>
          <table:table-cell table:style-name="ce132" table:formula="of:=0.03*[.D9]" office:value-type="float" office:value="0.00003" calcext:value-type="float">
            <text:p>0,0</text:p>
          </table:table-cell>
          <table:table-cell table:style-name="ce139" table:formula="of:=[.D23]*[.C23]" office:value-type="float" office:value="0" calcext:value-type="float">
            <text:p>0,00</text:p>
          </table:table-cell>
          <table:table-cell table:formula="of:=[.D23]*[06_PRESUPUESTO_INGRESOS_PRODUCTO_A.$B$3]" office:value-type="float" office:value="0.0051" calcext:value-type="float">
            <text:p>0,0051</text:p>
          </table:table-cell>
          <table:table-cell table:formula="of:=[.F23]*[.C23]" office:value-type="currency" office:currency="MXN" office:value="0" calcext:value-type="currency">
            <text:p>$0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preciación de equipos</text:p>
          </table:table-cell>
          <table:table-cell office:value-type="string" calcext:value-type="string">
            <text:p>$/mes</text:p>
          </table:table-cell>
          <table:table-cell table:style-name="ce116"/>
          <table:table-cell table:style-name="ce129" table:formula="of:=1/([06_PRESUPUESTO_INGRESOS_PRODUCTO_A.$B$3]*[02_VARIABLES.$B$4])" office:value-type="float" office:value="0.000294117647058824" calcext:value-type="float">
            <text:p>0,0003</text:p>
          </table:table-cell>
          <table:table-cell table:style-name="ce139" table:formula="of:=[.D24]*[.C24]" office:value-type="float" office:value="0" calcext:value-type="float">
            <text:p>0,00</text:p>
          </table:table-cell>
          <table:table-cell table:formula="of:=[.D24]*[06_PRESUPUESTO_INGRESOS_PRODUCTO_A.$B$3]" office:value-type="float" office:value="0.0500000000000001" calcext:value-type="float">
            <text:p>0,0500000000000001</text:p>
          </table:table-cell>
          <table:table-cell table:formula="of:=[.F24]*[.C24]" office:value-type="currency" office:currency="MXN" office:value="0" calcext:value-type="currency">
            <text:p>$0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tenimiento y repuestos</text:p>
          </table:table-cell>
          <table:table-cell office:value-type="string" calcext:value-type="string">
            <text:p>$/mes</text:p>
          </table:table-cell>
          <table:table-cell/>
          <table:table-cell table:style-name="ce129" table:formula="of:=1/([06_PRESUPUESTO_INGRESOS_PRODUCTO_A.$B$3]*[02_VARIABLES.$B$4])" office:value-type="float" office:value="0.000294117647058824" calcext:value-type="float">
            <text:p>0,0003</text:p>
          </table:table-cell>
          <table:table-cell table:style-name="ce139" table:formula="of:=[.D25]*[.C25]" office:value-type="float" office:value="0" calcext:value-type="float">
            <text:p>0,00</text:p>
          </table:table-cell>
          <table:table-cell table:formula="of:=[.D25]*[06_PRESUPUESTO_INGRESOS_PRODUCTO_A.$B$3]" office:value-type="float" office:value="0.0500000000000001" calcext:value-type="float">
            <text:p>0,0500000000000001</text:p>
          </table:table-cell>
          <table:table-cell table:formula="of:=[.F25]*[.C25]" office:value-type="currency" office:currency="MXN" office:value="0" calcext:value-type="currency">
            <text:p>$0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quiler o amortización del espacio de producción</text:p>
          </table:table-cell>
          <table:table-cell office:value-type="string" calcext:value-type="string">
            <text:p>$/mes</text:p>
          </table:table-cell>
          <table:table-cell table:style-name="ce116" office:value-type="float" office:value="5000" calcext:value-type="float">
            <text:p>$5.000 </text:p>
          </table:table-cell>
          <table:table-cell table:style-name="ce129" table:formula="of:=1/([06_PRESUPUESTO_INGRESOS_PRODUCTO_A.$B$3]*[02_VARIABLES.$B$4])" office:value-type="float" office:value="0.000294117647058824" calcext:value-type="float">
            <text:p>0,0003</text:p>
          </table:table-cell>
          <table:table-cell table:style-name="ce139" table:formula="of:=[.D26]*[.C26]" office:value-type="float" office:value="1.47058823529412" calcext:value-type="float">
            <text:p>1,47</text:p>
          </table:table-cell>
          <table:table-cell table:formula="of:=[.D26]*[06_PRESUPUESTO_INGRESOS_PRODUCTO_A.$B$3]" office:value-type="float" office:value="0.0500000000000001" calcext:value-type="float">
            <text:p>0,0500000000000001</text:p>
          </table:table-cell>
          <table:table-cell table:formula="of:=[.F26]*[.C26]" office:value-type="currency" office:currency="MXN" office:value="250" calcext:value-type="currency">
            <text:p>$250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 de calidad y laboratorio</text:p>
          </table:table-cell>
          <table:table-cell office:value-type="string" calcext:value-type="string">
            <text:p>$/mes</text:p>
          </table:table-cell>
          <table:table-cell table:style-name="ce116" office:value-type="float" office:value="5000" calcext:value-type="float">
            <text:p>$5.000 </text:p>
          </table:table-cell>
          <table:table-cell table:style-name="ce129" table:formula="of:=1/([06_PRESUPUESTO_INGRESOS_PRODUCTO_A.$B$3]*[02_VARIABLES.$B$4])" office:value-type="float" office:value="0.000294117647058824" calcext:value-type="float">
            <text:p>0,0003</text:p>
          </table:table-cell>
          <table:table-cell table:style-name="ce139" table:formula="of:=[.D27]*[.C27]" office:value-type="float" office:value="1.47058823529412" calcext:value-type="float">
            <text:p>1,47</text:p>
          </table:table-cell>
          <table:table-cell table:formula="of:=[.D27]*[06_PRESUPUESTO_INGRESOS_PRODUCTO_A.$B$3]" office:value-type="float" office:value="0.0500000000000001" calcext:value-type="float">
            <text:p>0,0500000000000001</text:p>
          </table:table-cell>
          <table:table-cell table:formula="of:=[.F27]*[.C27]" office:value-type="currency" office:currency="MXN" office:value="250" calcext:value-type="currency">
            <text:p>$250,00</text:p>
          </table:table-cell>
          <table:table-cell table:number-columns-repeated="5"/>
        </table:table-row>
        <table:table-row table:style-name="ro1">
          <table:table-cell table:style-name="ce120" office:value-type="string" calcext:value-type="string">
            <text:p>TOTAL AUXILIARES</text:p>
          </table:table-cell>
          <table:table-cell table:style-name="ce123"/>
          <table:table-cell table:style-name="ce87" table:number-columns-repeated="2"/>
          <table:table-cell table:style-name="ce136" table:formula="of:=SUM([.E17:.E27])" office:value-type="float" office:value="14.1537464705883" calcext:value-type="float">
            <text:p>14,15</text:p>
          </table:table-cell>
          <table:table-cell table:style-name="ce144"/>
          <table:table-cell table:style-name="ce147" table:formula="of:=SUM([.G17:.G27])" office:value-type="currency" office:currency="MXN" office:value="2406.1369" calcext:value-type="currency">
            <text:p>$2.406,14</text:p>
          </table:table-cell>
          <table:table-cell office:value-type="string" calcext:value-type="string">
            <text:p>al día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style-name="ce147" table:formula="of:=[.G28]*[02_VARIABLES.$B$8]" office:value-type="currency" office:currency="MXN" office:value="577472.856000001" calcext:value-type="currency">
            <text:p>$577.472,86</text:p>
          </table:table-cell>
          <table:table-cell office:value-type="string" calcext:value-type="string">
            <text:p>anual</text:p>
          </table:table-cell>
          <table:table-cell table:number-columns-repeated="4"/>
        </table:table-row>
        <table:table-row table:style-name="ro1">
          <table:table-cell table:style-name="Default" table:number-columns-repeated="7"/>
          <table:table-cell table:number-columns-repeated="5"/>
        </table:table-row>
        <table:table-row table:style-name="ro2">
          <table:table-cell table:style-name="ce121" office:value-type="string" calcext:value-type="string">
            <text:p>COSTOS DE PRODUCCIÓN</text:p>
          </table:table-cell>
          <table:table-cell table:style-name="ce121" table:number-columns-repeated="3"/>
          <table:table-cell table:style-name="ce140" table:formula="of:=[.E28]+[.E14]" office:value-type="currency" office:currency="MXN" office:value="46.2070798039216" calcext:value-type="currency">
            <text:p>$46,21</text:p>
          </table:table-cell>
          <table:table-cell table:style-name="ce121" office:value-type="string" calcext:value-type="string">
            <text:p>por litro</text:p>
          </table:table-cell>
          <table:table-cell table:style-name="ce140" table:formula="of:=[.G28]+[.G14]" office:value-type="currency" office:currency="MXN" office:value="7855.20356666667" calcext:value-type="currency">
            <text:p>$7.855,20</text:p>
          </table:table-cell>
          <table:table-cell table:style-name="ce121" office:value-type="string" calcext:value-type="string">
            <text:p>al día</text:p>
          </table:table-cell>
          <table:table-cell table:number-columns-repeated="4"/>
        </table:table-row>
        <table:table-row table:style-name="ro2">
          <table:table-cell table:style-name="ce121" table:number-columns-repeated="6"/>
          <table:table-cell table:style-name="ce140" table:formula="of:=[.G29]+[.G15]" office:value-type="currency" office:currency="MXN" office:value="1885248.856" calcext:value-type="currency">
            <text:p>$1.885.248,86</text:p>
          </table:table-cell>
          <table:table-cell table:style-name="ce121" office:value-type="string" calcext:value-type="string">
            <text:p>anual</text:p>
          </table:table-cell>
          <table:table-cell table:number-columns-repeated="4"/>
        </table:table-row>
        <table:table-row table:style-name="ro1">
          <table:table-cell table:style-name="Default" table:formula="of:=[$04_COSTOS_DISTRIBUCION_PRODUCTO_A.A14]" office:value-type="string" office:string-value="TOTAL distribución y logística" calcext:value-type="string">
            <text:p>TOTAL distribución y logística</text:p>
          </table:table-cell>
          <table:table-cell table:style-name="Default" table:number-columns-repeated="3"/>
          <table:table-cell table:style-name="Default" table:formula="of:=[$04_COSTOS_DISTRIBUCION_PRODUCTO_A.E14]" office:value-type="float" office:value="0.294117647058824" calcext:value-type="float">
            <text:p>0,294117647058824</text:p>
          </table:table-cell>
          <table:table-cell table:style-name="Default"/>
          <table:table-cell table:style-name="Default" table:formula="of:=[$04_COSTOS_DISTRIBUCION_PRODUCTO_A.G14]" office:value-type="float" office:value="50" calcext:value-type="float">
            <text:p>50</text:p>
          </table:table-cell>
          <table:table-cell table:formula="of:=[$04_COSTOS_DISTRIBUCION_PRODUCTO_A.H14]" office:value-type="string" office:string-value="al día" calcext:value-type="string">
            <text:p>al día</text:p>
          </table:table-cell>
          <table:table-cell table:number-columns-repeated="4"/>
        </table:table-row>
        <table:table-row table:style-name="ro1">
          <table:table-cell table:style-name="Default" table:formula="of:=[$04_COSTOS_DISTRIBUCION_PRODUCTO_A.A28]" office:value-type="string" office:string-value="TOTAL de marketing y ventas" calcext:value-type="string">
            <text:p>TOTAL de marketing y ventas</text:p>
          </table:table-cell>
          <table:table-cell table:style-name="Default" table:number-columns-repeated="3"/>
          <table:table-cell table:style-name="Default" table:formula="of:=[$04_COSTOS_DISTRIBUCION_PRODUCTO_A.E28]" office:value-type="float" office:value="0.294117647058824" calcext:value-type="float">
            <text:p>0,294117647058824</text:p>
          </table:table-cell>
          <table:table-cell table:style-name="Default"/>
          <table:table-cell table:style-name="Default" table:formula="of:=[$04_COSTOS_DISTRIBUCION_PRODUCTO_A.G28]" office:value-type="float" office:value="50" calcext:value-type="float">
            <text:p>50</text:p>
          </table:table-cell>
          <table:table-cell table:formula="of:=[$04_COSTOS_DISTRIBUCION_PRODUCTO_A.H28]" office:value-type="string" office:string-value="al día" calcext:value-type="string">
            <text:p>al día</text:p>
          </table:table-cell>
          <table:table-cell table:number-columns-repeated="4"/>
        </table:table-row>
        <table:table-row table:style-name="ro1">
          <table:table-cell table:style-name="Default" table:formula="of:=[$05_COSTOS_ADMINISTRATIVOS_PRODUCTO_A.A14]" office:value-type="string" office:string-value="TOTAL administrativos y generales" calcext:value-type="string">
            <text:p>TOTAL administrativos y generales</text:p>
          </table:table-cell>
          <table:table-cell table:style-name="Default" table:number-columns-repeated="3"/>
          <table:table-cell table:style-name="Default" table:formula="of:=[$05_COSTOS_ADMINISTRATIVOS_PRODUCTO_A.E14]" office:value-type="float" office:value="1.19411764705882" calcext:value-type="float">
            <text:p>1,19411764705882</text:p>
          </table:table-cell>
          <table:table-cell table:style-name="Default"/>
          <table:table-cell table:style-name="Default" table:formula="of:=[$05_COSTOS_ADMINISTRATIVOS_PRODUCTO_A.G14]" office:value-type="float" office:value="203" calcext:value-type="float">
            <text:p>203</text:p>
          </table:table-cell>
          <table:table-cell table:formula="of:=[$05_COSTOS_ADMINISTRATIVOS_PRODUCTO_A.H14]" office:value-type="string" office:string-value="al día" calcext:value-type="string">
            <text:p>al día</text:p>
          </table:table-cell>
          <table:table-cell table:number-columns-repeated="4"/>
        </table:table-row>
        <table:table-row table:style-name="ro1">
          <table:table-cell table:style-name="Default" table:formula="of:=[$05_COSTOS_ADMINISTRATIVOS_PRODUCTO_A.A28]" office:value-type="string" office:string-value="TOTAL de marketing y ventas" calcext:value-type="string">
            <text:p>TOTAL de marketing y ventas</text:p>
          </table:table-cell>
          <table:table-cell table:style-name="Default" table:number-columns-repeated="3"/>
          <table:table-cell table:style-name="Default" table:formula="of:=[$05_COSTOS_ADMINISTRATIVOS_PRODUCTO_A.E28]" office:value-type="float" office:value="0.294117647058824" calcext:value-type="float">
            <text:p>0,294117647058824</text:p>
          </table:table-cell>
          <table:table-cell table:style-name="Default"/>
          <table:table-cell table:style-name="Default" table:formula="of:=[$05_COSTOS_ADMINISTRATIVOS_PRODUCTO_A.G28]" office:value-type="float" office:value="50" calcext:value-type="float">
            <text:p>50</text:p>
          </table:table-cell>
          <table:table-cell table:formula="of:=[$05_COSTOS_ADMINISTRATIVOS_PRODUCTO_A.H28]" office:value-type="string" office:string-value="al día" calcext:value-type="string">
            <text:p>al día</text:p>
          </table:table-cell>
          <table:table-cell table:number-columns-repeated="4"/>
        </table:table-row>
        <table:table-row table:style-name="ro1">
          <table:table-cell table:style-name="Default" table:number-columns-repeated="7"/>
          <table:table-cell table:number-columns-repeated="5"/>
        </table:table-row>
        <table:table-row table:style-name="ro2">
          <table:table-cell table:style-name="ce121" office:value-type="string" calcext:value-type="string">
            <text:p>TOTAL DE COSTOS</text:p>
          </table:table-cell>
          <table:table-cell table:style-name="ce121" table:number-columns-repeated="3"/>
          <table:table-cell table:style-name="ce140" table:formula="of:=SUM([.E31:.E36])" office:value-type="currency" office:currency="MXN" office:value="48.2835503921569" calcext:value-type="currency">
            <text:p>$48,28</text:p>
          </table:table-cell>
          <table:table-cell table:style-name="ce121" office:value-type="string" calcext:value-type="string">
            <text:p>por litro</text:p>
          </table:table-cell>
          <table:table-cell table:style-name="ce140" table:formula="of:=SUM([.G33:.G36])+[.G31]" office:value-type="currency" office:currency="MXN" office:value="8208.20356666667" calcext:value-type="currency">
            <text:p>$8.208,20</text:p>
          </table:table-cell>
          <table:table-cell table:style-name="ce121" office:value-type="string" calcext:value-type="string">
            <text:p>al día</text:p>
          </table:table-cell>
          <table:table-cell table:number-columns-repeated="4"/>
        </table:table-row>
        <table:table-row table:style-name="ro2">
          <table:table-cell table:style-name="ce121" table:number-columns-repeated="6"/>
          <table:table-cell table:style-name="ce140" table:formula="of:=[.G38]*[02_VARIABLES.$B$8]" office:value-type="currency" office:currency="MXN" office:value="1969968.856" calcext:value-type="currency">
            <text:p>$1.969.968,86</text:p>
          </table:table-cell>
          <table:table-cell table:style-name="ce121" office:value-type="string" calcext:value-type="string">
            <text:p>anual</text:p>
          </table:table-cell>
          <table:table-cell table:number-columns-repeated="4"/>
        </table:table-row>
      </table:table>
      <table:table table:name="04_COSTOS_DISTRIBUCION_PRODUCTO_A" table:style-name="ta1">
        <table:table-column table:style-name="co11" table:default-cell-style-name="ce116"/>
        <table:table-column table:style-name="co12" table:default-cell-style-name="ce116"/>
        <table:table-column table:style-name="co13" table:default-cell-style-name="ce124"/>
        <table:table-column table:style-name="co14" table:default-cell-style-name="ce128"/>
        <table:table-column table:style-name="co15" table:default-cell-style-name="ce135"/>
        <table:table-column table:style-name="co16" table:default-cell-style-name="ce142"/>
        <table:table-column table:style-name="co17" table:default-cell-style-name="ce146"/>
        <table:table-column table:style-name="co3" table:number-columns-repeated="5" table:default-cell-style-name="Default"/>
        <table:table-row table:style-name="ro3">
          <table:table-cell table:style-name="ce114" office:value-type="string" calcext:value-type="string" table:number-columns-spanned="7" table:number-rows-spanned="1">
            <text:p><text:span text:style-name="T7">Costos de distribución y logística</text:span></text:p>
          </table:table-cell>
          <table:covered-table-cell table:number-columns-repeated="3" table:style-name="ce115"/>
          <table:covered-table-cell table:style-name="ce134"/>
          <table:covered-table-cell table:number-columns-repeated="2" table:style-name="ce141"/>
          <table:table-cell table:number-columns-repeated="5"/>
        </table:table-row>
        <table:table-row table:style-name="ro1">
          <table:table-cell table:style-name="ce115" office:value-type="string" calcext:value-type="string">
            <text:p>CONCEPTO</text:p>
          </table:table-cell>
          <table:table-cell table:style-name="ce115" office:value-type="string" calcext:value-type="string">
            <text:p>Unidad</text:p>
          </table:table-cell>
          <table:table-cell table:style-name="ce115" office:value-type="string" calcext:value-type="string">
            <text:p>Precio/Unidad</text:p>
          </table:table-cell>
          <table:table-cell table:style-name="ce127" office:value-type="string" calcext:value-type="string">
            <text:p>Unidad/Litro Producto final</text:p>
          </table:table-cell>
          <table:table-cell table:style-name="ce134" office:value-type="string" calcext:value-type="string">
            <text:p>Costo / Litro Producto final</text:p>
          </table:table-cell>
          <table:table-cell table:style-name="ce141" office:value-type="string" calcext:value-type="string">
            <text:p>Requerimiento diario (masa)</text:p>
          </table:table-cell>
          <table:table-cell table:style-name="ce141" office:value-type="string" calcext:value-type="string">
            <text:p>Costo diario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>
            <text:p>Transporte interno</text:p>
          </table:table-cell>
          <table:table-cell office:value-type="string" calcext:value-type="string">
            <text:p>$/mes</text:p>
          </table:table-cell>
          <table:table-cell table:style-name="ce116" office:value-type="float" office:value="1000" calcext:value-type="float">
            <text:p>$1.000 </text:p>
          </table:table-cell>
          <table:table-cell table:style-name="ce129" table:formula="of:=1/([06_PRESUPUESTO_INGRESOS_PRODUCTO_A.$B$3]*[02_VARIABLES.$B$4])" office:value-type="float" office:value="0.000294117647058824" calcext:value-type="float">
            <text:p>0,0003</text:p>
          </table:table-cell>
          <table:table-cell table:formula="of:=([.D3]*[.C3])" office:value-type="float" office:value="0.294117647058824" calcext:value-type="float">
            <text:p>0,29</text:p>
          </table:table-cell>
          <table:table-cell table:formula="of:=[.D3]*[06_PRESUPUESTO_INGRESOS_PRODUCTO_A.$B$3]" office:value-type="float" office:value="0.0500000000000001" calcext:value-type="float">
            <text:p>0,0500000000000001</text:p>
          </table:table-cell>
          <table:table-cell table:formula="of:=[.F3]*[.C3]" office:value-type="currency" office:currency="MXN" office:value="50" calcext:value-type="currency">
            <text:p>$50,00</text:p>
          </table:table-cell>
          <table:table-cell table:number-columns-repeated="4"/>
          <table:table-cell table:style-name="ce148"/>
        </table:table-row>
        <table:table-row table:style-name="ro1">
          <table:table-cell office:value-type="string" calcext:value-type="string">
            <text:p>Almacenamiento y cadena de frío</text:p>
          </table:table-cell>
          <table:table-cell table:number-columns-repeated="3"/>
          <table:table-cell table:formula="of:=([.D4]*[.C4])" office:value-type="float" office:value="0" calcext:value-type="float">
            <text:p>0,00</text:p>
          </table:table-cell>
          <table:table-cell table:formula="of:=[.D4]*[06_PRESUPUESTO_INGRESOS_PRODUCTO_A.$B$3]" office:value-type="float" office:value="0" calcext:value-type="float">
            <text:p>0</text:p>
          </table:table-cell>
          <table:table-cell table:formula="of:=[.F4]*[.C4]" office:value-type="currency" office:currency="MXN" office:value="0" calcext:value-type="currency">
            <text:p>$0,00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>
            <text:p>Materiales de envío</text:p>
          </table:table-cell>
          <table:table-cell table:style-name="ce81"/>
          <table:table-cell table:number-columns-repeated="2"/>
          <table:table-cell table:formula="of:=([.D5]*[.C5])" office:value-type="float" office:value="0" calcext:value-type="float">
            <text:p>0,00</text:p>
          </table:table-cell>
          <table:table-cell table:formula="of:=[.D5]*[06_PRESUPUESTO_INGRESOS_PRODUCTO_A.$B$3]" office:value-type="float" office:value="0" calcext:value-type="float">
            <text:p>0</text:p>
          </table:table-cell>
          <table:table-cell table:formula="of:=[.F5]*[.C5]" office:value-type="currency" office:currency="MXN" office:value="0" calcext:value-type="currency">
            <text:p>$0,00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>
            <text:p>Comisiones de venta</text:p>
          </table:table-cell>
          <table:table-cell table:style-name="ce81"/>
          <table:table-cell table:number-columns-repeated="2"/>
          <table:table-cell table:formula="of:=([.D6]*[.C6])" office:value-type="float" office:value="0" calcext:value-type="float">
            <text:p>0,00</text:p>
          </table:table-cell>
          <table:table-cell table:formula="of:=[.D6]*[06_PRESUPUESTO_INGRESOS_PRODUCTO_A.$B$3]" office:value-type="float" office:value="0" calcext:value-type="float">
            <text:p>0</text:p>
          </table:table-cell>
          <table:table-cell table:formula="of:=[.F6]*[.C6]" office:value-type="currency" office:currency="MXN" office:value="0" calcext:value-type="currency">
            <text:p>$0,00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>
            <text:p>Plataformas de pago/envío</text:p>
          </table:table-cell>
          <table:table-cell table:style-name="ce81"/>
          <table:table-cell table:number-columns-repeated="2"/>
          <table:table-cell table:formula="of:=([.D7]*[.C7])" office:value-type="float" office:value="0" calcext:value-type="float">
            <text:p>0,00</text:p>
          </table:table-cell>
          <table:table-cell table:formula="of:=[.D7]*[06_PRESUPUESTO_INGRESOS_PRODUCTO_A.$B$3]" office:value-type="float" office:value="0" calcext:value-type="float">
            <text:p>0</text:p>
          </table:table-cell>
          <table:table-cell table:formula="of:=[.F7]*[.C7]" office:value-type="currency" office:currency="MXN" office:value="0" calcext:value-type="currency">
            <text:p>$0,00</text:p>
          </table:table-cell>
          <table:table-cell table:number-columns-repeated="5"/>
        </table:table-row>
        <table:table-row table:style-name="ro1">
          <table:table-cell table:style-name="ce81" table:number-columns-repeated="2"/>
          <table:table-cell table:number-columns-repeated="2"/>
          <table:table-cell table:formula="of:=([.D8]*[.C8])" office:value-type="float" office:value="0" calcext:value-type="float">
            <text:p>0,00</text:p>
          </table:table-cell>
          <table:table-cell table:formula="of:=[.D8]*[06_PRESUPUESTO_INGRESOS_PRODUCTO_A.$B$3]" office:value-type="float" office:value="0" calcext:value-type="float">
            <text:p>0</text:p>
          </table:table-cell>
          <table:table-cell table:formula="of:=[.F8]*[.C8]" office:value-type="currency" office:currency="MXN" office:value="0" calcext:value-type="currency">
            <text:p>$0,00</text:p>
          </table:table-cell>
          <table:table-cell table:number-columns-repeated="5"/>
        </table:table-row>
        <table:table-row table:style-name="ro1">
          <table:table-cell table:style-name="ce81" table:number-columns-repeated="2"/>
          <table:table-cell table:number-columns-repeated="2"/>
          <table:table-cell table:formula="of:=([.D9]*[.C9])" office:value-type="float" office:value="0" calcext:value-type="float">
            <text:p>0,00</text:p>
          </table:table-cell>
          <table:table-cell table:formula="of:=[.D9]*[06_PRESUPUESTO_INGRESOS_PRODUCTO_A.$B$3]" office:value-type="float" office:value="0" calcext:value-type="float">
            <text:p>0</text:p>
          </table:table-cell>
          <table:table-cell table:formula="of:=[.F9]*[.C9]" office:value-type="currency" office:currency="MXN" office:value="0" calcext:value-type="currency">
            <text:p>$0,00</text:p>
          </table:table-cell>
          <table:table-cell table:number-columns-repeated="5"/>
        </table:table-row>
        <table:table-row table:style-name="ro1">
          <table:table-cell table:style-name="ce81" table:number-columns-repeated="2"/>
          <table:table-cell table:number-columns-repeated="2"/>
          <table:table-cell table:formula="of:=([.D10]*[.C10])" office:value-type="float" office:value="0" calcext:value-type="float">
            <text:p>0,00</text:p>
          </table:table-cell>
          <table:table-cell table:formula="of:=[.D10]*[06_PRESUPUESTO_INGRESOS_PRODUCTO_A.$B$3]" office:value-type="float" office:value="0" calcext:value-type="float">
            <text:p>0</text:p>
          </table:table-cell>
          <table:table-cell table:formula="of:=[.F10]*[.C10]" office:value-type="currency" office:currency="MXN" office:value="0" calcext:value-type="currency">
            <text:p>$0,0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([.D11]*[.C11])" office:value-type="float" office:value="0" calcext:value-type="float">
            <text:p>0,00</text:p>
          </table:table-cell>
          <table:table-cell table:formula="of:=[.D11]*[06_PRESUPUESTO_INGRESOS_PRODUCTO_A.$B$3]" office:value-type="float" office:value="0" calcext:value-type="float">
            <text:p>0</text:p>
          </table:table-cell>
          <table:table-cell table:formula="of:=[.F11]*[.C11]" office:value-type="currency" office:currency="MXN" office:value="0" calcext:value-type="currency">
            <text:p>$0,0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([.D12]*[.C12])" office:value-type="float" office:value="0" calcext:value-type="float">
            <text:p>0,00</text:p>
          </table:table-cell>
          <table:table-cell table:formula="of:=[.D12]*[06_PRESUPUESTO_INGRESOS_PRODUCTO_A.$B$3]" office:value-type="float" office:value="0" calcext:value-type="float">
            <text:p>0</text:p>
          </table:table-cell>
          <table:table-cell table:formula="of:=[.F12]*[.C12]" office:value-type="currency" office:currency="MXN" office:value="0" calcext:value-type="currency">
            <text:p>$0,0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([.D13]*[.C13])" office:value-type="float" office:value="0" calcext:value-type="float">
            <text:p>0,00</text:p>
          </table:table-cell>
          <table:table-cell table:formula="of:=[.D13]*[06_PRESUPUESTO_INGRESOS_PRODUCTO_A.$B$3]" office:value-type="float" office:value="0" calcext:value-type="float">
            <text:p>0</text:p>
          </table:table-cell>
          <table:table-cell table:formula="of:=[.F13]*[.C13]" office:value-type="currency" office:currency="MXN" office:value="0" calcext:value-type="currency">
            <text:p>$0,00</text:p>
          </table:table-cell>
          <table:table-cell table:number-columns-repeated="5"/>
        </table:table-row>
        <table:table-row table:style-name="ro1">
          <table:table-cell table:style-name="ce117" office:value-type="string" calcext:value-type="string">
            <text:p><text:span text:style-name="T7">TOTAL distribución y logística</text:span></text:p>
          </table:table-cell>
          <table:table-cell table:style-name="ce117"/>
          <table:table-cell table:style-name="ce87" table:number-columns-repeated="2"/>
          <table:table-cell table:style-name="ce136" table:formula="of:=SUM([.E3:.E13])" office:value-type="float" office:value="0.294117647058824" calcext:value-type="float">
            <text:p>0,29</text:p>
          </table:table-cell>
          <table:table-cell table:style-name="ce144"/>
          <table:table-cell table:style-name="ce147" table:formula="of:=SUM([.G3:.G13])" office:value-type="currency" office:currency="MXN" office:value="50" calcext:value-type="currency">
            <text:p>$50,00</text:p>
          </table:table-cell>
          <table:table-cell office:value-type="string" calcext:value-type="string">
            <text:p>al día</text:p>
          </table:table-cell>
          <table:table-cell table:number-columns-repeated="4"/>
        </table:table-row>
        <table:table-row table:style-name="ro1">
          <table:table-cell table:style-name="ce118" table:number-columns-repeated="2"/>
          <table:table-cell table:style-name="ce125" table:number-columns-repeated="2"/>
          <table:table-cell table:style-name="ce137"/>
          <table:table-cell table:style-name="ce145"/>
          <table:table-cell table:style-name="ce147" table:formula="of:=[.G14]*[02_VARIABLES.$B$8]" office:value-type="currency" office:currency="MXN" office:value="12000" calcext:value-type="currency">
            <text:p>$12.000,00</text:p>
          </table:table-cell>
          <table:table-cell office:value-type="string" calcext:value-type="string">
            <text:p>anual</text:p>
          </table:table-cell>
          <table:table-cell table:number-columns-repeated="4"/>
        </table:table-row>
        <table:table-row table:style-name="ro2">
          <table:table-cell table:style-name="ce119" office:value-type="string" calcext:value-type="string" table:number-columns-spanned="7" table:number-rows-spanned="1">
            <text:p>Costos de marketing y ventas</text:p>
          </table:table-cell>
          <table:covered-table-cell table:style-name="ce122"/>
          <table:covered-table-cell table:number-columns-repeated="2" table:style-name="ce126"/>
          <table:covered-table-cell table:style-name="ce138"/>
          <table:covered-table-cell table:style-name="ce96"/>
          <table:covered-table-cell table:style-name="Default"/>
          <table:table-cell table:number-columns-repeated="5"/>
        </table:table-row>
        <table:table-row table:style-name="ro1">
          <table:table-cell table:style-name="ce81" office:value-type="string" calcext:value-type="string">
            <text:p>Material promocional</text:p>
          </table:table-cell>
          <table:table-cell office:value-type="string" calcext:value-type="string">
            <text:p>$/mes</text:p>
          </table:table-cell>
          <table:table-cell table:style-name="ce116" office:value-type="float" office:value="1000" calcext:value-type="float">
            <text:p>$1.000 </text:p>
          </table:table-cell>
          <table:table-cell table:style-name="ce129" table:formula="of:=1/([06_PRESUPUESTO_INGRESOS_PRODUCTO_A.$B$3]*[02_VARIABLES.$B$4])" office:value-type="float" office:value="0.000294117647058824" calcext:value-type="float">
            <text:p>0,0003</text:p>
          </table:table-cell>
          <table:table-cell table:style-name="ce139" table:formula="of:=[.D17]*[.C17]" office:value-type="float" office:value="0.294117647058824" calcext:value-type="float">
            <text:p>0,29</text:p>
          </table:table-cell>
          <table:table-cell table:formula="of:=[.D17]*[06_PRESUPUESTO_INGRESOS_PRODUCTO_A.$B$3]" office:value-type="float" office:value="0.0500000000000001" calcext:value-type="float">
            <text:p>0,0500000000000001</text:p>
          </table:table-cell>
          <table:table-cell table:formula="of:=[.F17]*[.C17]" office:value-type="currency" office:currency="MXN" office:value="50" calcext:value-type="currency">
            <text:p>$50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blicidad digital</text:p>
          </table:table-cell>
          <table:table-cell table:number-columns-repeated="2"/>
          <table:table-cell table:style-name="ce130"/>
          <table:table-cell table:style-name="ce139" table:formula="of:=[.D18]*[.C18]" office:value-type="float" office:value="0" calcext:value-type="float">
            <text:p>0,00</text:p>
          </table:table-cell>
          <table:table-cell table:formula="of:=[.D18]*[06_PRESUPUESTO_INGRESOS_PRODUCTO_A.$B$3]" office:value-type="float" office:value="0" calcext:value-type="float">
            <text:p>0</text:p>
          </table:table-cell>
          <table:table-cell table:formula="of:=[.F18]*[.C18]" office:value-type="currency" office:currency="MXN" office:value="0" calcext:value-type="currency">
            <text:p>$0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rias y eventos</text:p>
          </table:table-cell>
          <table:table-cell table:number-columns-repeated="2"/>
          <table:table-cell table:style-name="ce130"/>
          <table:table-cell table:style-name="ce139" table:formula="of:=[.D19]*[.C19]" office:value-type="float" office:value="0" calcext:value-type="float">
            <text:p>0,00</text:p>
          </table:table-cell>
          <table:table-cell table:formula="of:=[.D19]*[06_PRESUPUESTO_INGRESOS_PRODUCTO_A.$B$3]" office:value-type="float" office:value="0" calcext:value-type="float">
            <text:p>0</text:p>
          </table:table-cell>
          <table:table-cell table:formula="of:=[.F19]*[.C19]" office:value-type="currency" office:currency="MXN" office:value="0" calcext:value-type="currency">
            <text:p>$0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sarrollo web y herramientas TI</text:p>
          </table:table-cell>
          <table:table-cell table:number-columns-repeated="2"/>
          <table:table-cell table:style-name="ce131"/>
          <table:table-cell table:style-name="ce139" table:formula="of:=[.D20]*[.C20]" office:value-type="float" office:value="0" calcext:value-type="float">
            <text:p>0,00</text:p>
          </table:table-cell>
          <table:table-cell table:formula="of:=[.D20]*[06_PRESUPUESTO_INGRESOS_PRODUCTO_A.$B$3]" office:value-type="float" office:value="0" calcext:value-type="float">
            <text:p>0</text:p>
          </table:table-cell>
          <table:table-cell table:formula="of:=[.F20]*[.C20]" office:value-type="currency" office:currency="MXN" office:value="0" calcext:value-type="currency">
            <text:p>$0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pacitación de distribuidores</text:p>
          </table:table-cell>
          <table:table-cell table:number-columns-repeated="2"/>
          <table:table-cell table:style-name="ce132"/>
          <table:table-cell table:style-name="ce139" table:formula="of:=[.D21]*[.C21]" office:value-type="float" office:value="0" calcext:value-type="float">
            <text:p>0,00</text:p>
          </table:table-cell>
          <table:table-cell table:formula="of:=[.D21]*[06_PRESUPUESTO_INGRESOS_PRODUCTO_A.$B$3]" office:value-type="float" office:value="0" calcext:value-type="float">
            <text:p>0</text:p>
          </table:table-cell>
          <table:table-cell table:formula="of:=[.F21]*[.C21]" office:value-type="currency" office:currency="MXN" office:value="0" calcext:value-type="currency">
            <text:p>$0,0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33"/>
          <table:table-cell table:style-name="ce139" table:formula="of:=[.D22]*[.C22]" office:value-type="float" office:value="0" calcext:value-type="float">
            <text:p>0,00</text:p>
          </table:table-cell>
          <table:table-cell table:formula="of:=[.D22]*[06_PRESUPUESTO_INGRESOS_PRODUCTO_A.$B$3]" office:value-type="float" office:value="0" calcext:value-type="float">
            <text:p>0</text:p>
          </table:table-cell>
          <table:table-cell table:formula="of:=[.F22]*[.C22]" office:value-type="currency" office:currency="MXN" office:value="0" calcext:value-type="currency">
            <text:p>$0,0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32"/>
          <table:table-cell table:style-name="ce139" table:formula="of:=[.D23]*[.C23]" office:value-type="float" office:value="0" calcext:value-type="float">
            <text:p>0,00</text:p>
          </table:table-cell>
          <table:table-cell table:formula="of:=[.D23]*[06_PRESUPUESTO_INGRESOS_PRODUCTO_A.$B$3]" office:value-type="float" office:value="0" calcext:value-type="float">
            <text:p>0</text:p>
          </table:table-cell>
          <table:table-cell table:formula="of:=[.F23]*[.C23]" office:value-type="currency" office:currency="MXN" office:value="0" calcext:value-type="currency">
            <text:p>$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16"/>
          <table:table-cell table:style-name="ce129"/>
          <table:table-cell table:style-name="ce139" table:formula="of:=[.D24]*[.C24]" office:value-type="float" office:value="0" calcext:value-type="float">
            <text:p>0,00</text:p>
          </table:table-cell>
          <table:table-cell table:formula="of:=[.D24]*[06_PRESUPUESTO_INGRESOS_PRODUCTO_A.$B$3]" office:value-type="float" office:value="0" calcext:value-type="float">
            <text:p>0</text:p>
          </table:table-cell>
          <table:table-cell table:formula="of:=[.F24]*[.C24]" office:value-type="currency" office:currency="MXN" office:value="0" calcext:value-type="currency">
            <text:p>$0,0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29"/>
          <table:table-cell table:style-name="ce139" table:formula="of:=[.D25]*[.C25]" office:value-type="float" office:value="0" calcext:value-type="float">
            <text:p>0,00</text:p>
          </table:table-cell>
          <table:table-cell table:formula="of:=[.D25]*[06_PRESUPUESTO_INGRESOS_PRODUCTO_A.$B$3]" office:value-type="float" office:value="0" calcext:value-type="float">
            <text:p>0</text:p>
          </table:table-cell>
          <table:table-cell table:formula="of:=[.F25]*[.C25]" office:value-type="currency" office:currency="MXN" office:value="0" calcext:value-type="currency">
            <text:p>$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16"/>
          <table:table-cell table:style-name="ce129"/>
          <table:table-cell table:style-name="ce139" table:formula="of:=[.D26]*[.C26]" office:value-type="float" office:value="0" calcext:value-type="float">
            <text:p>0,00</text:p>
          </table:table-cell>
          <table:table-cell table:formula="of:=[.D26]*[06_PRESUPUESTO_INGRESOS_PRODUCTO_A.$B$3]" office:value-type="float" office:value="0" calcext:value-type="float">
            <text:p>0</text:p>
          </table:table-cell>
          <table:table-cell table:formula="of:=[.F26]*[.C26]" office:value-type="currency" office:currency="MXN" office:value="0" calcext:value-type="currency">
            <text:p>$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16"/>
          <table:table-cell table:style-name="ce129"/>
          <table:table-cell table:style-name="ce139" table:formula="of:=[.D27]*[.C27]" office:value-type="float" office:value="0" calcext:value-type="float">
            <text:p>0,00</text:p>
          </table:table-cell>
          <table:table-cell table:formula="of:=[.D27]*[06_PRESUPUESTO_INGRESOS_PRODUCTO_A.$B$3]" office:value-type="float" office:value="0" calcext:value-type="float">
            <text:p>0</text:p>
          </table:table-cell>
          <table:table-cell table:formula="of:=[.F27]*[.C27]" office:value-type="currency" office:currency="MXN" office:value="0" calcext:value-type="currency">
            <text:p>$0,00</text:p>
          </table:table-cell>
          <table:table-cell table:number-columns-repeated="5"/>
        </table:table-row>
        <table:table-row table:style-name="ro1">
          <table:table-cell table:style-name="ce117" office:value-type="string" calcext:value-type="string">
            <text:p>TOTAL de marketing y ventas</text:p>
          </table:table-cell>
          <table:table-cell table:style-name="ce123"/>
          <table:table-cell table:style-name="ce87" table:number-columns-repeated="2"/>
          <table:table-cell table:style-name="ce136" table:formula="of:=SUM([.E17:.E27])" office:value-type="float" office:value="0.294117647058824" calcext:value-type="float">
            <text:p>0,29</text:p>
          </table:table-cell>
          <table:table-cell table:style-name="ce144"/>
          <table:table-cell table:style-name="ce147" table:formula="of:=SUM([.G17:.G27])" office:value-type="currency" office:currency="MXN" office:value="50" calcext:value-type="currency">
            <text:p>$50,00</text:p>
          </table:table-cell>
          <table:table-cell office:value-type="string" calcext:value-type="string">
            <text:p>al día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style-name="ce147" table:formula="of:=[.G28]*[02_VARIABLES.$B$8]" office:value-type="currency" office:currency="MXN" office:value="12000" calcext:value-type="currency">
            <text:p>$12.000,00</text:p>
          </table:table-cell>
          <table:table-cell office:value-type="string" calcext:value-type="string">
            <text:p>anual</text:p>
          </table:table-cell>
          <table:table-cell table:number-columns-repeated="4"/>
        </table:table-row>
        <table:table-row table:style-name="ro1">
          <table:table-cell table:style-name="Default" table:number-columns-repeated="7"/>
          <table:table-cell table:number-columns-repeated="5"/>
        </table:table-row>
        <table:table-row table:style-name="ro2">
          <table:table-cell table:style-name="ce121" office:value-type="string" calcext:value-type="string">
            <text:p>Costos de distribución</text:p>
          </table:table-cell>
          <table:table-cell table:style-name="ce121" table:number-columns-repeated="3"/>
          <table:table-cell table:style-name="ce140" table:formula="of:=[.E28]+[.E14]" office:value-type="currency" office:currency="MXN" office:value="0.588235294117647" calcext:value-type="currency">
            <text:p>$0,59</text:p>
          </table:table-cell>
          <table:table-cell table:style-name="ce121" office:value-type="string" calcext:value-type="string">
            <text:p>por litro</text:p>
          </table:table-cell>
          <table:table-cell table:style-name="ce140" table:formula="of:=[.G28]+[.G14]" office:value-type="currency" office:currency="MXN" office:value="100" calcext:value-type="currency">
            <text:p>$100,00</text:p>
          </table:table-cell>
          <table:table-cell table:style-name="ce121" office:value-type="string" calcext:value-type="string">
            <text:p>al día</text:p>
          </table:table-cell>
          <table:table-cell table:number-columns-repeated="4"/>
        </table:table-row>
        <table:table-row table:style-name="ro2">
          <table:table-cell table:style-name="ce121" table:number-columns-repeated="6"/>
          <table:table-cell table:style-name="ce140" table:formula="of:=[.G29]+[.G15]" office:value-type="currency" office:currency="MXN" office:value="24000" calcext:value-type="currency">
            <text:p>$24.000,00</text:p>
          </table:table-cell>
          <table:table-cell table:style-name="ce121" office:value-type="string" calcext:value-type="string">
            <text:p>anual</text:p>
          </table:table-cell>
          <table:table-cell table:number-columns-repeated="4"/>
        </table:table-row>
      </table:table>
      <table:table table:name="05_COSTOS_ADMINISTRATIVOS_PRODUCTO_A" table:style-name="ta1">
        <table:table-column table:style-name="co11" table:default-cell-style-name="ce116"/>
        <table:table-column table:style-name="co12" table:default-cell-style-name="ce116"/>
        <table:table-column table:style-name="co13" table:default-cell-style-name="ce124"/>
        <table:table-column table:style-name="co14" table:default-cell-style-name="ce129"/>
        <table:table-column table:style-name="co15" table:default-cell-style-name="ce135"/>
        <table:table-column table:style-name="co16" table:default-cell-style-name="ce142"/>
        <table:table-column table:style-name="co17" table:default-cell-style-name="ce146"/>
        <table:table-column table:style-name="co3" table:number-columns-repeated="5" table:default-cell-style-name="Default"/>
        <table:table-row table:style-name="ro2">
          <table:table-cell table:style-name="ce114" office:value-type="string" calcext:value-type="string" table:number-columns-spanned="7" table:number-rows-spanned="1">
            <text:p>Costos administrativos y generales</text:p>
          </table:table-cell>
          <table:covered-table-cell table:number-columns-repeated="3" table:style-name="ce115"/>
          <table:covered-table-cell table:style-name="ce134"/>
          <table:covered-table-cell table:number-columns-repeated="2" table:style-name="ce141"/>
          <table:table-cell table:number-columns-repeated="5"/>
        </table:table-row>
        <table:table-row table:style-name="ro1">
          <table:table-cell table:style-name="ce115" office:value-type="string" calcext:value-type="string">
            <text:p>CONCEPTO</text:p>
          </table:table-cell>
          <table:table-cell table:style-name="ce115" office:value-type="string" calcext:value-type="string">
            <text:p>Unidad</text:p>
          </table:table-cell>
          <table:table-cell table:style-name="ce115" office:value-type="string" calcext:value-type="string">
            <text:p>Precio/Unidad</text:p>
          </table:table-cell>
          <table:table-cell table:style-name="ce127" office:value-type="string" calcext:value-type="string">
            <text:p>Unidad/Litro Producto final</text:p>
          </table:table-cell>
          <table:table-cell table:style-name="ce134" office:value-type="string" calcext:value-type="string">
            <text:p>Costo / Litro Producto final</text:p>
          </table:table-cell>
          <table:table-cell table:style-name="ce141" office:value-type="string" calcext:value-type="string">
            <text:p>Requerimiento diario (masa)</text:p>
          </table:table-cell>
          <table:table-cell table:style-name="ce141" office:value-type="string" calcext:value-type="string">
            <text:p>Costo diario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>
            <text:p>Administración cooperativa</text:p>
          </table:table-cell>
          <table:table-cell office:value-type="string" calcext:value-type="string">
            <text:p>$/mes</text:p>
          </table:table-cell>
          <table:table-cell table:style-name="ce116" table:formula="of:=[06_PRESUPUESTO_INGRESOS_PRODUCTO_A.$B$3]*[$06_PRESUPUESTO_INGRESOS_PRODUCTO_A.B6]*0.1" office:value-type="float" office:value="3060" calcext:value-type="float">
            <text:p>$3.060 </text:p>
          </table:table-cell>
          <table:table-cell table:formula="of:=1/([06_PRESUPUESTO_INGRESOS_PRODUCTO_A.$B$3]*[02_VARIABLES.$B$4])" office:value-type="float" office:value="0.000294117647058824" calcext:value-type="float">
            <text:p>0,0003</text:p>
          </table:table-cell>
          <table:table-cell table:formula="of:=([.D3]*[.C3])" office:value-type="float" office:value="0.9" calcext:value-type="float">
            <text:p>0,90</text:p>
          </table:table-cell>
          <table:table-cell table:formula="of:=[.D3]*[06_PRESUPUESTO_INGRESOS_PRODUCTO_A.$B$3]" office:value-type="float" office:value="0.0500000000000001" calcext:value-type="float">
            <text:p>0,0500000000000001</text:p>
          </table:table-cell>
          <table:table-cell table:formula="of:=[.F3]*[.C3]" office:value-type="currency" office:currency="MXN" office:value="153" calcext:value-type="currency">
            <text:p>$153,00</text:p>
          </table:table-cell>
          <table:table-cell table:number-columns-repeated="4"/>
          <table:table-cell table:style-name="ce148"/>
        </table:table-row>
        <table:table-row table:style-name="ro1">
          <table:table-cell office:value-type="string" calcext:value-type="string">
            <text:p>Servicios públicos y oficina</text:p>
          </table:table-cell>
          <table:table-cell office:value-type="string" calcext:value-type="string">
            <text:p>$/mes</text:p>
          </table:table-cell>
          <table:table-cell table:style-name="ce116" office:value-type="float" office:value="500" calcext:value-type="float">
            <text:p>$500 </text:p>
          </table:table-cell>
          <table:table-cell table:formula="of:=1/([06_PRESUPUESTO_INGRESOS_PRODUCTO_A.$B$3]*[02_VARIABLES.$B$4])" office:value-type="float" office:value="0.000294117647058824" calcext:value-type="float">
            <text:p>0,0003</text:p>
          </table:table-cell>
          <table:table-cell table:formula="of:=([.D4]*[.C4])" office:value-type="float" office:value="0.147058823529412" calcext:value-type="float">
            <text:p>0,15</text:p>
          </table:table-cell>
          <table:table-cell table:formula="of:=[.D4]*[06_PRESUPUESTO_INGRESOS_PRODUCTO_A.$B$3]" office:value-type="float" office:value="0.0500000000000001" calcext:value-type="float">
            <text:p>0,0500000000000001</text:p>
          </table:table-cell>
          <table:table-cell table:formula="of:=[.F4]*[.C4]" office:value-type="currency" office:currency="MXN" office:value="25" calcext:value-type="currency">
            <text:p>$25,00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>
            <text:p>Asesorías legales y contables</text:p>
          </table:table-cell>
          <table:table-cell office:value-type="string" calcext:value-type="string">
            <text:p>$/mes</text:p>
          </table:table-cell>
          <table:table-cell table:style-name="ce116" office:value-type="float" office:value="500" calcext:value-type="float">
            <text:p>$500 </text:p>
          </table:table-cell>
          <table:table-cell table:formula="of:=1/([06_PRESUPUESTO_INGRESOS_PRODUCTO_A.$B$3]*[02_VARIABLES.$B$4])" office:value-type="float" office:value="0.000294117647058824" calcext:value-type="float">
            <text:p>0,0003</text:p>
          </table:table-cell>
          <table:table-cell table:formula="of:=([.D5]*[.C5])" office:value-type="float" office:value="0.147058823529412" calcext:value-type="float">
            <text:p>0,15</text:p>
          </table:table-cell>
          <table:table-cell table:formula="of:=[.D5]*[06_PRESUPUESTO_INGRESOS_PRODUCTO_A.$B$3]" office:value-type="float" office:value="0.0500000000000001" calcext:value-type="float">
            <text:p>0,0500000000000001</text:p>
          </table:table-cell>
          <table:table-cell table:formula="of:=[.F5]*[.C5]" office:value-type="currency" office:currency="MXN" office:value="25" calcext:value-type="currency">
            <text:p>$25,00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>
            <text:p>Cuotas y trámites</text:p>
          </table:table-cell>
          <table:table-cell office:value-type="string" calcext:value-type="string">
            <text:p>$/mes</text:p>
          </table:table-cell>
          <table:table-cell table:style-name="ce116" office:value-type="float" office:value="0" calcext:value-type="float">
            <text:p>$0 </text:p>
          </table:table-cell>
          <table:table-cell table:formula="of:=1/([06_PRESUPUESTO_INGRESOS_PRODUCTO_A.$B$3]*[02_VARIABLES.$B$4])" office:value-type="float" office:value="0.000294117647058824" calcext:value-type="float">
            <text:p>0,0003</text:p>
          </table:table-cell>
          <table:table-cell table:formula="of:=([.D6]*[.C6])" office:value-type="float" office:value="0" calcext:value-type="float">
            <text:p>0,00</text:p>
          </table:table-cell>
          <table:table-cell table:formula="of:=[.D6]*[06_PRESUPUESTO_INGRESOS_PRODUCTO_A.$B$3]" office:value-type="float" office:value="0.0500000000000001" calcext:value-type="float">
            <text:p>0,0500000000000001</text:p>
          </table:table-cell>
          <table:table-cell table:formula="of:=[.F6]*[.C6]" office:value-type="currency" office:currency="MXN" office:value="0" calcext:value-type="currency">
            <text:p>$0,00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>
            <text:p>Seguro y mantenimiento general</text:p>
          </table:table-cell>
          <table:table-cell office:value-type="string" calcext:value-type="string">
            <text:p>$/mes</text:p>
          </table:table-cell>
          <table:table-cell table:style-name="ce116" office:value-type="float" office:value="0" calcext:value-type="float">
            <text:p>$0 </text:p>
          </table:table-cell>
          <table:table-cell table:formula="of:=1/([06_PRESUPUESTO_INGRESOS_PRODUCTO_A.$B$3]*[02_VARIABLES.$B$4])" office:value-type="float" office:value="0.000294117647058824" calcext:value-type="float">
            <text:p>0,0003</text:p>
          </table:table-cell>
          <table:table-cell table:formula="of:=([.D7]*[.C7])" office:value-type="float" office:value="0" calcext:value-type="float">
            <text:p>0,00</text:p>
          </table:table-cell>
          <table:table-cell table:formula="of:=[.D7]*[06_PRESUPUESTO_INGRESOS_PRODUCTO_A.$B$3]" office:value-type="float" office:value="0.0500000000000001" calcext:value-type="float">
            <text:p>0,0500000000000001</text:p>
          </table:table-cell>
          <table:table-cell table:formula="of:=[.F7]*[.C7]" office:value-type="currency" office:currency="MXN" office:value="0" calcext:value-type="currency">
            <text:p>$0,00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>
            <text:p>Fondo cooperativo</text:p>
          </table:table-cell>
          <table:table-cell office:value-type="string" calcext:value-type="string">
            <text:p>$/mes</text:p>
          </table:table-cell>
          <table:table-cell table:style-name="ce116" office:value-type="float" office:value="0" calcext:value-type="float">
            <text:p>$0 </text:p>
          </table:table-cell>
          <table:table-cell table:formula="of:=1/([06_PRESUPUESTO_INGRESOS_PRODUCTO_A.$B$3]*[02_VARIABLES.$B$4])" office:value-type="float" office:value="0.000294117647058824" calcext:value-type="float">
            <text:p>0,0003</text:p>
          </table:table-cell>
          <table:table-cell table:formula="of:=([.D8]*[.C8])" office:value-type="float" office:value="0" calcext:value-type="float">
            <text:p>0,00</text:p>
          </table:table-cell>
          <table:table-cell table:formula="of:=[.D8]*[06_PRESUPUESTO_INGRESOS_PRODUCTO_A.$B$3]" office:value-type="float" office:value="0.0500000000000001" calcext:value-type="float">
            <text:p>0,0500000000000001</text:p>
          </table:table-cell>
          <table:table-cell table:formula="of:=[.F8]*[.C8]" office:value-type="currency" office:currency="MXN" office:value="0" calcext:value-type="currency">
            <text:p>$0,00</text:p>
          </table:table-cell>
          <table:table-cell table:number-columns-repeated="5"/>
        </table:table-row>
        <table:table-row table:style-name="ro1">
          <table:table-cell table:style-name="ce81" table:number-columns-repeated="2"/>
          <table:table-cell/>
          <table:table-cell table:style-name="ce128"/>
          <table:table-cell table:formula="of:=([.D9]*[.C9])" office:value-type="float" office:value="0" calcext:value-type="float">
            <text:p>0,00</text:p>
          </table:table-cell>
          <table:table-cell table:formula="of:=[.D9]*[06_PRESUPUESTO_INGRESOS_PRODUCTO_A.$B$3]" office:value-type="float" office:value="0" calcext:value-type="float">
            <text:p>0</text:p>
          </table:table-cell>
          <table:table-cell table:formula="of:=[.F9]*[.C9]" office:value-type="currency" office:currency="MXN" office:value="0" calcext:value-type="currency">
            <text:p>$0,00</text:p>
          </table:table-cell>
          <table:table-cell table:number-columns-repeated="5"/>
        </table:table-row>
        <table:table-row table:style-name="ro1">
          <table:table-cell table:style-name="ce81" table:number-columns-repeated="2"/>
          <table:table-cell/>
          <table:table-cell table:style-name="ce128"/>
          <table:table-cell table:formula="of:=([.D10]*[.C10])" office:value-type="float" office:value="0" calcext:value-type="float">
            <text:p>0,00</text:p>
          </table:table-cell>
          <table:table-cell table:formula="of:=[.D10]*[06_PRESUPUESTO_INGRESOS_PRODUCTO_A.$B$3]" office:value-type="float" office:value="0" calcext:value-type="float">
            <text:p>0</text:p>
          </table:table-cell>
          <table:table-cell table:formula="of:=[.F10]*[.C10]" office:value-type="currency" office:currency="MXN" office:value="0" calcext:value-type="currency">
            <text:p>$0,0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28"/>
          <table:table-cell table:formula="of:=([.D11]*[.C11])" office:value-type="float" office:value="0" calcext:value-type="float">
            <text:p>0,00</text:p>
          </table:table-cell>
          <table:table-cell table:formula="of:=[.D11]*[06_PRESUPUESTO_INGRESOS_PRODUCTO_A.$B$3]" office:value-type="float" office:value="0" calcext:value-type="float">
            <text:p>0</text:p>
          </table:table-cell>
          <table:table-cell table:formula="of:=[.F11]*[.C11]" office:value-type="currency" office:currency="MXN" office:value="0" calcext:value-type="currency">
            <text:p>$0,0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28"/>
          <table:table-cell table:formula="of:=([.D12]*[.C12])" office:value-type="float" office:value="0" calcext:value-type="float">
            <text:p>0,00</text:p>
          </table:table-cell>
          <table:table-cell table:formula="of:=[.D12]*[06_PRESUPUESTO_INGRESOS_PRODUCTO_A.$B$3]" office:value-type="float" office:value="0" calcext:value-type="float">
            <text:p>0</text:p>
          </table:table-cell>
          <table:table-cell table:formula="of:=[.F12]*[.C12]" office:value-type="currency" office:currency="MXN" office:value="0" calcext:value-type="currency">
            <text:p>$0,0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28"/>
          <table:table-cell table:formula="of:=([.D13]*[.C13])" office:value-type="float" office:value="0" calcext:value-type="float">
            <text:p>0,00</text:p>
          </table:table-cell>
          <table:table-cell table:formula="of:=[.D13]*[06_PRESUPUESTO_INGRESOS_PRODUCTO_A.$B$3]" office:value-type="float" office:value="0" calcext:value-type="float">
            <text:p>0</text:p>
          </table:table-cell>
          <table:table-cell table:formula="of:=[.F13]*[.C13]" office:value-type="currency" office:currency="MXN" office:value="0" calcext:value-type="currency">
            <text:p>$0,00</text:p>
          </table:table-cell>
          <table:table-cell table:number-columns-repeated="5"/>
        </table:table-row>
        <table:table-row table:style-name="ro1">
          <table:table-cell table:style-name="ce117" office:value-type="string" calcext:value-type="string">
            <text:p><text:span text:style-name="T7">TOTAL administrativos y generales</text:span></text:p>
          </table:table-cell>
          <table:table-cell table:style-name="ce117"/>
          <table:table-cell table:style-name="ce87" table:number-columns-repeated="2"/>
          <table:table-cell table:style-name="ce136" table:formula="of:=SUM([.E3:.E13])" office:value-type="float" office:value="1.19411764705882" calcext:value-type="float">
            <text:p>1,19</text:p>
          </table:table-cell>
          <table:table-cell table:style-name="ce144"/>
          <table:table-cell table:style-name="ce147" table:formula="of:=SUM([.G3:.G13])" office:value-type="currency" office:currency="MXN" office:value="203" calcext:value-type="currency">
            <text:p>$203,00</text:p>
          </table:table-cell>
          <table:table-cell office:value-type="string" calcext:value-type="string">
            <text:p>al día</text:p>
          </table:table-cell>
          <table:table-cell table:number-columns-repeated="4"/>
        </table:table-row>
        <table:table-row table:style-name="ro1">
          <table:table-cell table:style-name="ce118" table:number-columns-repeated="2"/>
          <table:table-cell table:style-name="ce125" table:number-columns-repeated="2"/>
          <table:table-cell table:style-name="ce137"/>
          <table:table-cell table:style-name="ce145"/>
          <table:table-cell table:style-name="ce147" table:formula="of:=[.G14]*[02_VARIABLES.$B$8]" office:value-type="currency" office:currency="MXN" office:value="48720" calcext:value-type="currency">
            <text:p>$48.720,00</text:p>
          </table:table-cell>
          <table:table-cell office:value-type="string" calcext:value-type="string">
            <text:p>anual</text:p>
          </table:table-cell>
          <table:table-cell table:number-columns-repeated="4"/>
        </table:table-row>
        <table:table-row table:style-name="ro2">
          <table:table-cell table:style-name="ce119" office:value-type="string" calcext:value-type="string" table:number-columns-spanned="7" table:number-rows-spanned="1">
            <text:p>Costos de marketing y ventas</text:p>
          </table:table-cell>
          <table:covered-table-cell table:style-name="ce122"/>
          <table:covered-table-cell table:number-columns-repeated="2" table:style-name="ce126"/>
          <table:covered-table-cell table:style-name="ce138"/>
          <table:covered-table-cell table:style-name="ce96"/>
          <table:covered-table-cell table:style-name="Default"/>
          <table:table-cell table:number-columns-repeated="5"/>
        </table:table-row>
        <table:table-row table:style-name="ro1">
          <table:table-cell table:style-name="ce81" office:value-type="string" calcext:value-type="string">
            <text:p>Material promocional</text:p>
          </table:table-cell>
          <table:table-cell office:value-type="string" calcext:value-type="string">
            <text:p>$/mes</text:p>
          </table:table-cell>
          <table:table-cell table:style-name="ce116" office:value-type="float" office:value="1000" calcext:value-type="float">
            <text:p>$1.000 </text:p>
          </table:table-cell>
          <table:table-cell table:formula="of:=1/([06_PRESUPUESTO_INGRESOS_PRODUCTO_A.$B$3]*[02_VARIABLES.$B$4])" office:value-type="float" office:value="0.000294117647058824" calcext:value-type="float">
            <text:p>0,0003</text:p>
          </table:table-cell>
          <table:table-cell table:style-name="ce139" table:formula="of:=[.D17]*[.C17]" office:value-type="float" office:value="0.294117647058824" calcext:value-type="float">
            <text:p>0,29</text:p>
          </table:table-cell>
          <table:table-cell table:formula="of:=[.D17]*[06_PRESUPUESTO_INGRESOS_PRODUCTO_A.$B$3]" office:value-type="float" office:value="0.0500000000000001" calcext:value-type="float">
            <text:p>0,0500000000000001</text:p>
          </table:table-cell>
          <table:table-cell table:formula="of:=[.F17]*[.C17]" office:value-type="currency" office:currency="MXN" office:value="50" calcext:value-type="currency">
            <text:p>$50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blicidad digital</text:p>
          </table:table-cell>
          <table:table-cell table:number-columns-repeated="2"/>
          <table:table-cell table:style-name="ce130"/>
          <table:table-cell table:style-name="ce139" table:formula="of:=[.D18]*[.C18]" office:value-type="float" office:value="0" calcext:value-type="float">
            <text:p>0,00</text:p>
          </table:table-cell>
          <table:table-cell table:formula="of:=[.D18]*[06_PRESUPUESTO_INGRESOS_PRODUCTO_A.$B$3]" office:value-type="float" office:value="0" calcext:value-type="float">
            <text:p>0</text:p>
          </table:table-cell>
          <table:table-cell table:formula="of:=[.F18]*[.C18]" office:value-type="currency" office:currency="MXN" office:value="0" calcext:value-type="currency">
            <text:p>$0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rias y eventos</text:p>
          </table:table-cell>
          <table:table-cell table:number-columns-repeated="2"/>
          <table:table-cell table:style-name="ce130"/>
          <table:table-cell table:style-name="ce139" table:formula="of:=[.D19]*[.C19]" office:value-type="float" office:value="0" calcext:value-type="float">
            <text:p>0,00</text:p>
          </table:table-cell>
          <table:table-cell table:formula="of:=[.D19]*[06_PRESUPUESTO_INGRESOS_PRODUCTO_A.$B$3]" office:value-type="float" office:value="0" calcext:value-type="float">
            <text:p>0</text:p>
          </table:table-cell>
          <table:table-cell table:formula="of:=[.F19]*[.C19]" office:value-type="currency" office:currency="MXN" office:value="0" calcext:value-type="currency">
            <text:p>$0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sarrollo web y herramientas TI</text:p>
          </table:table-cell>
          <table:table-cell table:number-columns-repeated="2"/>
          <table:table-cell table:style-name="ce131"/>
          <table:table-cell table:style-name="ce139" table:formula="of:=[.D20]*[.C20]" office:value-type="float" office:value="0" calcext:value-type="float">
            <text:p>0,00</text:p>
          </table:table-cell>
          <table:table-cell table:formula="of:=[.D20]*[06_PRESUPUESTO_INGRESOS_PRODUCTO_A.$B$3]" office:value-type="float" office:value="0" calcext:value-type="float">
            <text:p>0</text:p>
          </table:table-cell>
          <table:table-cell table:formula="of:=[.F20]*[.C20]" office:value-type="currency" office:currency="MXN" office:value="0" calcext:value-type="currency">
            <text:p>$0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pacitación de distribuidores</text:p>
          </table:table-cell>
          <table:table-cell table:number-columns-repeated="2"/>
          <table:table-cell table:style-name="ce132"/>
          <table:table-cell table:style-name="ce139" table:formula="of:=[.D21]*[.C21]" office:value-type="float" office:value="0" calcext:value-type="float">
            <text:p>0,00</text:p>
          </table:table-cell>
          <table:table-cell table:formula="of:=[.D21]*[06_PRESUPUESTO_INGRESOS_PRODUCTO_A.$B$3]" office:value-type="float" office:value="0" calcext:value-type="float">
            <text:p>0</text:p>
          </table:table-cell>
          <table:table-cell table:formula="of:=[.F21]*[.C21]" office:value-type="currency" office:currency="MXN" office:value="0" calcext:value-type="currency">
            <text:p>$0,0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33"/>
          <table:table-cell table:style-name="ce139" table:formula="of:=[.D22]*[.C22]" office:value-type="float" office:value="0" calcext:value-type="float">
            <text:p>0,00</text:p>
          </table:table-cell>
          <table:table-cell table:formula="of:=[.D22]*[06_PRESUPUESTO_INGRESOS_PRODUCTO_A.$B$3]" office:value-type="float" office:value="0" calcext:value-type="float">
            <text:p>0</text:p>
          </table:table-cell>
          <table:table-cell table:formula="of:=[.F22]*[.C22]" office:value-type="currency" office:currency="MXN" office:value="0" calcext:value-type="currency">
            <text:p>$0,0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32"/>
          <table:table-cell table:style-name="ce139" table:formula="of:=[.D23]*[.C23]" office:value-type="float" office:value="0" calcext:value-type="float">
            <text:p>0,00</text:p>
          </table:table-cell>
          <table:table-cell table:formula="of:=[.D23]*[06_PRESUPUESTO_INGRESOS_PRODUCTO_A.$B$3]" office:value-type="float" office:value="0" calcext:value-type="float">
            <text:p>0</text:p>
          </table:table-cell>
          <table:table-cell table:formula="of:=[.F23]*[.C23]" office:value-type="currency" office:currency="MXN" office:value="0" calcext:value-type="currency">
            <text:p>$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16"/>
          <table:table-cell/>
          <table:table-cell table:style-name="ce139" table:formula="of:=[.D24]*[.C24]" office:value-type="float" office:value="0" calcext:value-type="float">
            <text:p>0,00</text:p>
          </table:table-cell>
          <table:table-cell table:formula="of:=[.D24]*[06_PRESUPUESTO_INGRESOS_PRODUCTO_A.$B$3]" office:value-type="float" office:value="0" calcext:value-type="float">
            <text:p>0</text:p>
          </table:table-cell>
          <table:table-cell table:formula="of:=[.F24]*[.C24]" office:value-type="currency" office:currency="MXN" office:value="0" calcext:value-type="currency">
            <text:p>$0,00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39" table:formula="of:=[.D25]*[.C25]" office:value-type="float" office:value="0" calcext:value-type="float">
            <text:p>0,00</text:p>
          </table:table-cell>
          <table:table-cell table:formula="of:=[.D25]*[06_PRESUPUESTO_INGRESOS_PRODUCTO_A.$B$3]" office:value-type="float" office:value="0" calcext:value-type="float">
            <text:p>0</text:p>
          </table:table-cell>
          <table:table-cell table:formula="of:=[.F25]*[.C25]" office:value-type="currency" office:currency="MXN" office:value="0" calcext:value-type="currency">
            <text:p>$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16"/>
          <table:table-cell/>
          <table:table-cell table:style-name="ce139" table:formula="of:=[.D26]*[.C26]" office:value-type="float" office:value="0" calcext:value-type="float">
            <text:p>0,00</text:p>
          </table:table-cell>
          <table:table-cell table:formula="of:=[.D26]*[06_PRESUPUESTO_INGRESOS_PRODUCTO_A.$B$3]" office:value-type="float" office:value="0" calcext:value-type="float">
            <text:p>0</text:p>
          </table:table-cell>
          <table:table-cell table:formula="of:=[.F26]*[.C26]" office:value-type="currency" office:currency="MXN" office:value="0" calcext:value-type="currency">
            <text:p>$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16"/>
          <table:table-cell/>
          <table:table-cell table:style-name="ce139" table:formula="of:=[.D27]*[.C27]" office:value-type="float" office:value="0" calcext:value-type="float">
            <text:p>0,00</text:p>
          </table:table-cell>
          <table:table-cell table:formula="of:=[.D27]*[06_PRESUPUESTO_INGRESOS_PRODUCTO_A.$B$3]" office:value-type="float" office:value="0" calcext:value-type="float">
            <text:p>0</text:p>
          </table:table-cell>
          <table:table-cell table:formula="of:=[.F27]*[.C27]" office:value-type="currency" office:currency="MXN" office:value="0" calcext:value-type="currency">
            <text:p>$0,00</text:p>
          </table:table-cell>
          <table:table-cell table:number-columns-repeated="5"/>
        </table:table-row>
        <table:table-row table:style-name="ro1">
          <table:table-cell table:style-name="ce117" office:value-type="string" calcext:value-type="string">
            <text:p>TOTAL de marketing y ventas</text:p>
          </table:table-cell>
          <table:table-cell table:style-name="ce123"/>
          <table:table-cell table:style-name="ce87" table:number-columns-repeated="2"/>
          <table:table-cell table:style-name="ce136" table:formula="of:=SUM([.E17:.E27])" office:value-type="float" office:value="0.294117647058824" calcext:value-type="float">
            <text:p>0,29</text:p>
          </table:table-cell>
          <table:table-cell table:style-name="ce144"/>
          <table:table-cell table:style-name="ce147" table:formula="of:=SUM([.G17:.G27])" office:value-type="currency" office:currency="MXN" office:value="50" calcext:value-type="currency">
            <text:p>$50,00</text:p>
          </table:table-cell>
          <table:table-cell office:value-type="string" calcext:value-type="string">
            <text:p>al día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style-name="ce147" table:formula="of:=[.G28]*[02_VARIABLES.$B$8]" office:value-type="currency" office:currency="MXN" office:value="12000" calcext:value-type="currency">
            <text:p>$12.000,00</text:p>
          </table:table-cell>
          <table:table-cell office:value-type="string" calcext:value-type="string">
            <text:p>anual</text:p>
          </table:table-cell>
          <table:table-cell table:number-columns-repeated="4"/>
        </table:table-row>
        <table:table-row table:style-name="ro1">
          <table:table-cell table:style-name="Default" table:number-columns-repeated="7"/>
          <table:table-cell table:number-columns-repeated="5"/>
        </table:table-row>
        <table:table-row table:style-name="ro2">
          <table:table-cell table:style-name="ce121" office:value-type="string" calcext:value-type="string">
            <text:p>Costos de distribución</text:p>
          </table:table-cell>
          <table:table-cell table:style-name="ce121" table:number-columns-repeated="3"/>
          <table:table-cell table:style-name="ce140" table:formula="of:=[.E28]+[.E14]" office:value-type="currency" office:currency="MXN" office:value="1.48823529411765" calcext:value-type="currency">
            <text:p>$1,49</text:p>
          </table:table-cell>
          <table:table-cell table:style-name="ce121" office:value-type="string" calcext:value-type="string">
            <text:p>por litro</text:p>
          </table:table-cell>
          <table:table-cell table:style-name="ce140" table:formula="of:=[.G28]+[.G14]" office:value-type="currency" office:currency="MXN" office:value="253" calcext:value-type="currency">
            <text:p>$253,00</text:p>
          </table:table-cell>
          <table:table-cell table:style-name="ce121" office:value-type="string" calcext:value-type="string">
            <text:p>al día</text:p>
          </table:table-cell>
          <table:table-cell table:number-columns-repeated="4"/>
        </table:table-row>
        <table:table-row table:style-name="ro2">
          <table:table-cell table:style-name="ce121" table:number-columns-repeated="6"/>
          <table:table-cell table:style-name="ce140" table:formula="of:=[.G29]+[.G15]" office:value-type="currency" office:currency="MXN" office:value="60720" calcext:value-type="currency">
            <text:p>$60.720,00</text:p>
          </table:table-cell>
          <table:table-cell table:style-name="ce121" office:value-type="string" calcext:value-type="string">
            <text:p>anual</text:p>
          </table:table-cell>
          <table:table-cell table:number-columns-repeated="4"/>
        </table:table-row>
      </table:table>
      <table:table table:name="06_PRESUPUESTO_INGRESOS_PRODUCTO_A" table:style-name="ta1">
        <table:table-column table:style-name="co18" table:default-cell-style-name="ce134"/>
        <table:table-column table:style-name="co19" table:default-cell-style-name="ce151"/>
        <table:table-column table:style-name="co20" table:default-cell-style-name="Default"/>
        <table:table-column table:style-name="co20" table:default-cell-style-name="ce192"/>
        <table:table-column table:style-name="co20" table:default-cell-style-name="Default"/>
        <table:table-column table:style-name="co20" table:default-cell-style-name="ce192"/>
        <table:table-column table:style-name="co20" table:default-cell-style-name="Default"/>
        <table:table-row table:style-name="ro1">
          <table:table-cell office:value-type="string" calcext:value-type="string">
            <text:p>PRODUCTOS FINAL</text:p>
          </table:table-cell>
          <table:table-cell table:style-name="ce149" office:value-type="string" calcext:value-type="string">
            <text:p>Capacidad de Producción</text:p>
          </table:table-cell>
          <table:table-cell table:style-name="ce154" office:value-type="string" calcext:value-type="string" table:number-columns-spanned="5" table:number-rows-spanned="1">
            <text:p><text:s text:c="5"/>V O L U M E N <text:s text:c="2"/>A N U A L <text:s text:c="2"/>D E <text:s text:c="2"/>P R O D U C C I O N <text:s/>( Unidades )</text:p>
          </table:table-cell>
          <table:covered-table-cell table:number-columns-repeated="4" table:style-name="ce134"/>
        </table:table-row>
        <table:table-row table:style-name="ro1">
          <table:table-cell table:style-name="Default"/>
          <table:table-cell table:style-name="ce150" office:value-type="string" calcext:value-type="string">
            <text:p>(Litros/Día)</text:p>
          </table:table-cell>
          <table:table-cell table:style-name="ce134" office:value-type="string" calcext:value-type="string">
            <text:p><text:s text:c="7"/>1er. AÑ0</text:p>
          </table:table-cell>
          <table:table-cell table:style-name="ce159" office:value-type="string" calcext:value-type="string">
            <text:p><text:s text:c="8"/>2o. AÑO</text:p>
          </table:table-cell>
          <table:table-cell table:style-name="ce134" office:value-type="string" calcext:value-type="string">
            <text:p><text:s text:c="7"/>3er. AÑO</text:p>
          </table:table-cell>
          <table:table-cell table:style-name="ce159" office:value-type="string" calcext:value-type="string">
            <text:p><text:s text:c="8"/>4o. AÑO</text:p>
          </table:table-cell>
          <table:table-cell table:style-name="ce134" office:value-type="string" calcext:value-type="string">
            <text:p><text:s text:c="8"/>5o. AÑO</text:p>
          </table:table-cell>
        </table:table-row>
        <table:table-row table:style-name="ro1">
          <table:table-cell table:style-name="ce103" office:value-type="string" calcext:value-type="string">
            <text:p>Alga Kombucha </text:p>
          </table:table-cell>
          <table:table-cell office:value-type="float" office:value="170" calcext:value-type="float">
            <text:p>170,0</text:p>
          </table:table-cell>
          <table:table-cell table:style-name="ce155" office:value-type="percentage" office:value="0.8" calcext:value-type="percentage">
            <text:p>80,0%</text:p>
          </table:table-cell>
          <table:table-cell table:style-name="ce155" office:value-type="percentage" office:value="0.85" calcext:value-type="percentage">
            <text:p>85,0%</text:p>
          </table:table-cell>
          <table:table-cell table:style-name="ce155" office:value-type="percentage" office:value="0.9" calcext:value-type="percentage">
            <text:p>90,0%</text:p>
          </table:table-cell>
          <table:table-cell table:number-columns-repeated="2" table:style-name="ce155" office:value-type="percentage" office:value="0.95" calcext:value-type="percentage">
            <text:p>95,0%</text:p>
          </table:table-cell>
        </table:table-row>
        <table:table-row table:style-name="ro1">
          <table:table-cell table:style-name="ce78" office:value-type="string" calcext:value-type="string">
            <text:p>Capacidad anual en Litros</text:p>
          </table:table-cell>
          <table:table-cell table:style-name="ce152" table:formula="of:=[.B3]*[$02_VARIABLES.B8]" office:value-type="float" office:value="40800" calcext:value-type="float">
            <text:p>40.800</text:p>
          </table:table-cell>
          <table:table-cell table:style-name="ce156" table:formula="of:=[.$B$4]*[.C3]" office:value-type="float" office:value="32640" calcext:value-type="float">
            <text:p>32.640,0</text:p>
          </table:table-cell>
          <table:table-cell table:style-name="ce160" table:formula="of:=[.$B$4]*[.D3]" office:value-type="float" office:value="34680" calcext:value-type="float">
            <text:p>34.680,0</text:p>
          </table:table-cell>
          <table:table-cell table:style-name="ce156" table:formula="of:=[.$B$4]*[.E3]" office:value-type="float" office:value="36720" calcext:value-type="float">
            <text:p>36.720,0</text:p>
          </table:table-cell>
          <table:table-cell table:style-name="ce160" table:formula="of:=[.$B$4]*[.F3]" office:value-type="float" office:value="38760" calcext:value-type="float">
            <text:p>38.760,0</text:p>
          </table:table-cell>
          <table:table-cell table:style-name="ce156" table:formula="of:=[.$B$4]*[.G3]" office:value-type="float" office:value="38760" calcext:value-type="float">
            <text:p>38.760,0</text:p>
          </table:table-cell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Precio Ventas Unitarias al CONSUMIDOR FINAL</text:p>
          </table:table-cell>
          <table:table-cell office:value-type="float" office:value="180" calcext:value-type="float">
            <text:p>180,0</text:p>
          </table:table-cell>
          <table:table-cell table:style-name="ce157" office:value-type="string" calcext:value-type="string" table:number-columns-spanned="5" table:number-rows-spanned="1">
            <text:p>I N G R E S O S <text:s text:c="2"/>A N U A L E S <text:s text:c="2"/>( Pesos )</text:p>
          </table:table-cell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office:value-type="string" calcext:value-type="string">
            <text:p>Porcentaje de venta al CONSUMIDOR FINAL</text:p>
          </table:table-cell>
          <table:table-cell table:style-name="ce153" office:value-type="percentage" office:value="0.4" calcext:value-type="percentage">
            <text:p>40,0 %</text:p>
          </table:table-cell>
          <table:table-cell table:style-name="ce158" table:formula="of:=[.C$4]*[.$B7]*[.$B6]" office:value-type="currency" office:currency="MXN" office:value="2350080" calcext:value-type="currency">
            <text:p>$2.350.080,00</text:p>
          </table:table-cell>
          <table:table-cell table:style-name="ce218" table:formula="of:=[.D$4]*[.$B7]*[.$B6]" office:value-type="currency" office:currency="MXN" office:value="2496960" calcext:value-type="currency">
            <text:p>$2.496.960,00</text:p>
          </table:table-cell>
          <table:table-cell table:style-name="ce158" table:formula="of:=[.E$4]*[.$B7]*[.$B6]" office:value-type="currency" office:currency="MXN" office:value="2643840" calcext:value-type="currency">
            <text:p>$2.643.840,00</text:p>
          </table:table-cell>
          <table:table-cell table:style-name="ce218" table:formula="of:=[.F$4]*[.$B7]*[.$B6]" office:value-type="currency" office:currency="MXN" office:value="2790720" calcext:value-type="currency">
            <text:p>$2.790.720,00</text:p>
          </table:table-cell>
          <table:table-cell table:style-name="ce158" table:formula="of:=[.G$4]*[.$B7]*[.$B6]" office:value-type="currency" office:currency="MXN" office:value="2790720" calcext:value-type="currency">
            <text:p>$2.790.720,00</text:p>
          </table:table-cell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Precio Ventas en PROPIO RESTAURANTE</text:p>
          </table:table-cell>
          <table:table-cell table:formula="of:=75*3" office:value-type="float" office:value="225" calcext:value-type="float">
            <text:p>225,0</text:p>
          </table:table-cell>
          <table:table-cell table:style-name="ce157" office:value-type="string" calcext:value-type="string" table:number-columns-spanned="5" table:number-rows-spanned="1">
            <text:p>I N G R E S O S <text:s text:c="2"/>A N U A L E S <text:s text:c="2"/>( Pesos )</text:p>
          </table:table-cell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office:value-type="string" calcext:value-type="string">
            <text:p><text:span text:style-name="T8">Porcentaje Ventas en PROPIO RESTAURANTE</text:span></text:p>
          </table:table-cell>
          <table:table-cell table:style-name="ce153" office:value-type="percentage" office:value="0.1" calcext:value-type="percentage">
            <text:p>10,0 %</text:p>
          </table:table-cell>
          <table:table-cell table:style-name="ce158" table:formula="of:=[.C$4]*[.$B10]*[.$B9]" office:value-type="currency" office:currency="MXN" office:value="734400" calcext:value-type="currency">
            <text:p>$734.400,00</text:p>
          </table:table-cell>
          <table:table-cell table:style-name="ce218" table:formula="of:=[.D$4]*[.$B10]*[.$B9]" office:value-type="currency" office:currency="MXN" office:value="780300" calcext:value-type="currency">
            <text:p>$780.300,00</text:p>
          </table:table-cell>
          <table:table-cell table:style-name="ce158" table:formula="of:=[.E$4]*[.$B10]*[.$B9]" office:value-type="currency" office:currency="MXN" office:value="826200" calcext:value-type="currency">
            <text:p>$826.200,00</text:p>
          </table:table-cell>
          <table:table-cell table:style-name="ce218" table:formula="of:=[.F$4]*[.$B10]*[.$B9]" office:value-type="currency" office:currency="MXN" office:value="872100" calcext:value-type="currency">
            <text:p>$872.100,00</text:p>
          </table:table-cell>
          <table:table-cell table:style-name="ce158" table:formula="of:=[.G$4]*[.$B10]*[.$B9]" office:value-type="currency" office:currency="MXN" office:value="872100" calcext:value-type="currency">
            <text:p>$872.100,00</text:p>
          </table:table-cell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Precio Ventas al MAYOREO a Socios DISTRIBUDORES</text:p>
          </table:table-cell>
          <table:table-cell office:value-type="float" office:value="99" calcext:value-type="float">
            <text:p>99,0</text:p>
          </table:table-cell>
          <table:table-cell table:style-name="ce157" office:value-type="string" calcext:value-type="string" table:number-columns-spanned="5" table:number-rows-spanned="1">
            <text:p>I N G R E S O S <text:s text:c="2"/>A N U A L E S <text:s text:c="2"/>( Pesos )</text:p>
          </table:table-cell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office:value-type="string" calcext:value-type="string">
            <text:p><text:span text:style-name="T8">Porcentaje Ventas al MAYOREO a Socios DISTRIBUDORES</text:span></text:p>
          </table:table-cell>
          <table:table-cell table:style-name="ce153" office:value-type="percentage" office:value="0.25" calcext:value-type="percentage">
            <text:p>25,0 %</text:p>
          </table:table-cell>
          <table:table-cell table:style-name="ce158" table:formula="of:=[.C$4]*[.$B13]*[.$B12]" office:value-type="currency" office:currency="MXN" office:value="807840" calcext:value-type="currency">
            <text:p>$807.840,00</text:p>
          </table:table-cell>
          <table:table-cell table:style-name="ce218" table:formula="of:=[.D$4]*[.$B13]*[.$B12]" office:value-type="currency" office:currency="MXN" office:value="858330" calcext:value-type="currency">
            <text:p>$858.330,00</text:p>
          </table:table-cell>
          <table:table-cell table:style-name="ce158" table:formula="of:=[.E$4]*[.$B13]*[.$B12]" office:value-type="currency" office:currency="MXN" office:value="908820" calcext:value-type="currency">
            <text:p>$908.820,00</text:p>
          </table:table-cell>
          <table:table-cell table:style-name="ce218" table:formula="of:=[.F$4]*[.$B13]*[.$B12]" office:value-type="currency" office:currency="MXN" office:value="959310" calcext:value-type="currency">
            <text:p>$959.310,00</text:p>
          </table:table-cell>
          <table:table-cell table:style-name="ce158" table:formula="of:=[.G$4]*[.$B13]*[.$B12]" office:value-type="currency" office:currency="MXN" office:value="959310" calcext:value-type="currency">
            <text:p>$959.310,00</text:p>
          </table:table-cell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Precio Ventas B2B</text:p>
          </table:table-cell>
          <table:table-cell office:value-type="float" office:value="99" calcext:value-type="float">
            <text:p>99,0</text:p>
          </table:table-cell>
          <table:table-cell table:style-name="ce157" office:value-type="string" calcext:value-type="string" table:number-columns-spanned="5" table:number-rows-spanned="1">
            <text:p>I N G R E S O S <text:s text:c="2"/>A N U A L E S <text:s text:c="2"/>( Pesos )</text:p>
          </table:table-cell>
          <table:covered-table-cell/>
          <table:covered-table-cell table:style-name="ce192"/>
          <table:covered-table-cell/>
          <table:covered-table-cell table:style-name="ce192"/>
        </table:table-row>
        <table:table-row table:style-name="ro1">
          <table:table-cell office:value-type="string" calcext:value-type="string">
            <text:p>Porcentaje Ventas B2B</text:p>
          </table:table-cell>
          <table:table-cell table:style-name="ce153" office:value-type="percentage" office:value="0.25" calcext:value-type="percentage">
            <text:p>25,0 %</text:p>
          </table:table-cell>
          <table:table-cell table:style-name="ce158" table:formula="of:=[.C$4]*[.$B16]*[.$B15]" office:value-type="currency" office:currency="MXN" office:value="807840" calcext:value-type="currency">
            <text:p>$807.840,00</text:p>
          </table:table-cell>
          <table:table-cell table:style-name="ce218" table:formula="of:=[.D$4]*[.$B16]*[.$B15]" office:value-type="currency" office:currency="MXN" office:value="858330" calcext:value-type="currency">
            <text:p>$858.330,00</text:p>
          </table:table-cell>
          <table:table-cell table:style-name="ce158" table:formula="of:=[.E$4]*[.$B16]*[.$B15]" office:value-type="currency" office:currency="MXN" office:value="908820" calcext:value-type="currency">
            <text:p>$908.820,00</text:p>
          </table:table-cell>
          <table:table-cell table:style-name="ce218" table:formula="of:=[.F$4]*[.$B16]*[.$B15]" office:value-type="currency" office:currency="MXN" office:value="959310" calcext:value-type="currency">
            <text:p>$959.310,00</text:p>
          </table:table-cell>
          <table:table-cell table:style-name="ce158" table:formula="of:=[.G$4]*[.$B16]*[.$B15]" office:value-type="currency" office:currency="MXN" office:value="959310" calcext:value-type="currency">
            <text:p>$959.310,00</text:p>
          </table:table-cell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Precio Nuevas Presentaciones</text:p>
          </table:table-cell>
          <table:table-cell office:value-type="float" office:value="180" calcext:value-type="float">
            <text:p>180,0</text:p>
          </table:table-cell>
          <table:table-cell table:style-name="ce157" office:value-type="string" calcext:value-type="string" table:number-columns-spanned="5" table:number-rows-spanned="1">
            <text:p>I N G R E S O S <text:s text:c="2"/>A N U A L E S <text:s text:c="2"/>( Pesos )</text:p>
          </table:table-cell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office:value-type="string" calcext:value-type="string">
            <text:p>Porcentaje Nuevas Presentaciones</text:p>
          </table:table-cell>
          <table:table-cell table:style-name="ce153" office:value-type="percentage" office:value="0" calcext:value-type="percentage">
            <text:p>0,0 %</text:p>
          </table:table-cell>
          <table:table-cell table:style-name="ce158" table:formula="of:=[.C$4]*[.$B19]*[.$B18]" office:value-type="currency" office:currency="MXN" office:value="0" calcext:value-type="currency">
            <text:p>$0,00</text:p>
          </table:table-cell>
          <table:table-cell table:style-name="ce218" table:formula="of:=[.D$4]*[.$B19]*[.$B18]" office:value-type="currency" office:currency="MXN" office:value="0" calcext:value-type="currency">
            <text:p>$0,00</text:p>
          </table:table-cell>
          <table:table-cell table:style-name="ce158" table:formula="of:=[.E$4]*[.$B19]*[.$B18]" office:value-type="currency" office:currency="MXN" office:value="0" calcext:value-type="currency">
            <text:p>$0,00</text:p>
          </table:table-cell>
          <table:table-cell table:style-name="ce218" table:formula="of:=[.F$4]*[.$B19]*[.$B18]" office:value-type="currency" office:currency="MXN" office:value="0" calcext:value-type="currency">
            <text:p>$0,00</text:p>
          </table:table-cell>
          <table:table-cell table:style-name="ce158" table:formula="of:=[.G$4]*[.$B19]*[.$B18]" office:value-type="currency" office:currency="MXN" office:value="0" calcext:value-type="currency">
            <text:p>$0,00</text:p>
          </table:table-cell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Ingresos por Depósito/Envases</text:p>
          </table:table-cell>
          <table:table-cell office:value-type="float" office:value="20" calcext:value-type="float">
            <text:p>20,0</text:p>
          </table:table-cell>
          <table:table-cell table:style-name="ce157" office:value-type="string" calcext:value-type="string" table:number-columns-spanned="5" table:number-rows-spanned="1">
            <text:p>I N G R E S O S <text:s text:c="2"/>A N U A L E S <text:s text:c="2"/>( Pesos )</text:p>
          </table:table-cell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office:value-type="string" calcext:value-type="string">
            <text:p>Porcentaje Ingresos por Depósito/Envases</text:p>
          </table:table-cell>
          <table:table-cell table:style-name="ce153" office:value-type="percentage" office:value="0.05" calcext:value-type="percentage">
            <text:p>5,0 %</text:p>
          </table:table-cell>
          <table:table-cell table:style-name="ce158" table:formula="of:=[.C$4]*[03_COSTOS_PRODUCCION_PRODUCTO_A.$D$12]*[.$B22]*[.$B21]" office:value-type="currency" office:currency="MXN" office:value="97920" calcext:value-type="currency">
            <text:p>$97.920,00</text:p>
          </table:table-cell>
          <table:table-cell table:style-name="ce218" table:formula="of:=[.D$4]*[03_COSTOS_PRODUCCION_PRODUCTO_A.$D$12]*[.$B22]*[.$B21]" office:value-type="currency" office:currency="MXN" office:value="104040" calcext:value-type="currency">
            <text:p>$104.040,00</text:p>
          </table:table-cell>
          <table:table-cell table:style-name="ce158" table:formula="of:=[.E$4]*[03_COSTOS_PRODUCCION_PRODUCTO_A.$D$12]*[.$B22]*[.$B21]" office:value-type="currency" office:currency="MXN" office:value="110160" calcext:value-type="currency">
            <text:p>$110.160,00</text:p>
          </table:table-cell>
          <table:table-cell table:style-name="ce218" table:formula="of:=[.F$4]*[03_COSTOS_PRODUCCION_PRODUCTO_A.$D$12]*[.$B22]*[.$B21]" office:value-type="currency" office:currency="MXN" office:value="116280" calcext:value-type="currency">
            <text:p>$116.280,00</text:p>
          </table:table-cell>
          <table:table-cell table:style-name="ce158" table:formula="of:=[.G$4]*[03_COSTOS_PRODUCCION_PRODUCTO_A.$D$12]*[.$B22]*[.$B21]" office:value-type="currency" office:currency="MXN" office:value="116280" calcext:value-type="currency">
            <text:p>$116.280,00</text:p>
          </table:table-cell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121" office:value-type="string" calcext:value-type="string">
            <text:p>TOTAL INGRESOS DEL PRODUCTO A</text:p>
          </table:table-cell>
          <table:table-cell table:style-name="ce121"/>
          <table:table-cell table:style-name="ce140" table:formula="of:=SUM([.C7:.C22])" office:value-type="currency" office:currency="MXN" office:value="4798080" calcext:value-type="currency">
            <text:p>$4.798.080,00</text:p>
          </table:table-cell>
          <table:table-cell table:style-name="ce241" table:formula="of:=SUM([.D7:.D22])" office:value-type="currency" office:currency="MXN" office:value="5097960" calcext:value-type="currency">
            <text:p>$5.097.960,00</text:p>
          </table:table-cell>
          <table:table-cell table:style-name="ce140" table:formula="of:=SUM([.E7:.E22])" office:value-type="currency" office:currency="MXN" office:value="5397840" calcext:value-type="currency">
            <text:p>$5.397.840,00</text:p>
          </table:table-cell>
          <table:table-cell table:style-name="ce241" table:formula="of:=SUM([.F7:.F22])" office:value-type="currency" office:currency="MXN" office:value="5697720" calcext:value-type="currency">
            <text:p>$5.697.720,00</text:p>
          </table:table-cell>
          <table:table-cell table:style-name="ce140" table:formula="of:=SUM([.G7:.G22])" office:value-type="currency" office:currency="MXN" office:value="5697720" calcext:value-type="currency">
            <text:p>$5.697.720,00</text:p>
          </table:table-cell>
        </table:table-row>
      </table:table>
      <table:table table:name="07_PRESUPUESTO_INGRESOS_ADICIONALES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ce158"/>
        <table:table-column table:style-name="co20" table:default-cell-style-name="ce218"/>
        <table:table-column table:style-name="co20" table:default-cell-style-name="ce158"/>
        <table:table-column table:style-name="co20" table:default-cell-style-name="ce218"/>
        <table:table-column table:style-name="co20" table:default-cell-style-name="ce158"/>
        <table:table-column table:style-name="co3" table:number-columns-repeated="16377" table:default-cell-style-name="Default"/>
        <table:table-row table:style-name="ro1">
          <table:table-cell table:number-columns-repeated="2"/>
          <table:table-cell table:style-name="ce134" office:value-type="string" calcext:value-type="string">
            <text:p><text:s text:c="7"/>1er. AÑ0</text:p>
          </table:table-cell>
          <table:table-cell table:style-name="ce159" office:value-type="string" calcext:value-type="string">
            <text:p><text:s text:c="8"/>2o. AÑO</text:p>
          </table:table-cell>
          <table:table-cell table:style-name="ce134" office:value-type="string" calcext:value-type="string">
            <text:p><text:s text:c="7"/>3er. AÑO</text:p>
          </table:table-cell>
          <table:table-cell table:style-name="ce159" office:value-type="string" calcext:value-type="string">
            <text:p><text:s text:c="8"/>4o. AÑO</text:p>
          </table:table-cell>
          <table:table-cell table:style-name="ce134" office:value-type="string" calcext:value-type="string">
            <text:p><text:s text:c="8"/>5o. AÑO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157" office:value-type="string" calcext:value-type="string" table:number-columns-spanned="5" table:number-rows-spanned="1">
            <text:p>I N G R E S O S <text:s text:c="2"/>A N U A L E S <text:s text:c="2"/>( Pesos )</text:p>
          </table:table-cell>
          <table:covered-table-cell table:number-columns-repeated="4" table:style-name="Default"/>
          <table:table-cell table:number-columns-repeated="16377"/>
        </table:table-row>
        <table:table-row table:style-name="ro1">
          <table:table-cell table:style-name="ce134" office:value-type="string" calcext:value-type="string">
            <text:p>a) Subsidios, Apoyos o Premios</text:p>
          </table:table-cell>
          <table:table-cell table:style-name="ce153"/>
          <table:table-cell table:number-columns-repeated="16382"/>
        </table:table-row>
        <table:table-row table:style-name="ro1">
          <table:table-cell table:style-name="ce134" office:value-type="string" calcext:value-type="string">
            <text:p>b) Servicios o Talleres Relacionados</text:p>
          </table:table-cell>
          <table:table-cell table:style-name="ce153"/>
          <table:table-cell table:number-columns-repeated="16382"/>
        </table:table-row>
        <table:table-row table:style-name="ro1">
          <table:table-cell table:style-name="ce134" office:value-type="string" calcext:value-type="string">
            <text:p>c) Venta de Subproductos o Aprovechamiento de Residuos</text:p>
          </table:table-cell>
          <table:table-cell table:style-name="ce153"/>
          <table:table-cell office:value-type="currency" office:currency="MXN" office:value="20000" calcext:value-type="currency">
            <text:p>$20.000,00</text:p>
          </table:table-cell>
          <table:table-cell office:value-type="currency" office:currency="MXN" office:value="240000" calcext:value-type="currency">
            <text:p>$240.000,00</text:p>
          </table:table-cell>
          <table:table-cell office:value-type="currency" office:currency="MXN" office:value="360000" calcext:value-type="currency">
            <text:p>$360.000,00</text:p>
          </table:table-cell>
          <table:table-cell table:style-name="ce158" office:value-type="currency" office:currency="MXN" office:value="360000" calcext:value-type="currency">
            <text:p>$360.000,00</text:p>
          </table:table-cell>
          <table:table-cell office:value-type="currency" office:currency="MXN" office:value="360000" calcext:value-type="currency">
            <text:p>$360.000,0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Default"/>
          <table:table-cell table:style-name="ce192"/>
          <table:table-cell table:style-name="Default"/>
          <table:table-cell table:style-name="ce192"/>
          <table:table-cell table:style-name="Default"/>
          <table:table-cell table:number-columns-repeated="16377"/>
        </table:table-row>
        <table:table-row table:style-name="ro2">
          <table:table-cell table:style-name="ce121" office:value-type="string" calcext:value-type="string">
            <text:p>TOTAL INGRESOS DEL PRODUCTO A</text:p>
          </table:table-cell>
          <table:table-cell table:style-name="ce121"/>
          <table:table-cell table:style-name="ce140" table:formula="of:=SUM([.C3:.C5])" office:value-type="currency" office:currency="MXN" office:value="20000" calcext:value-type="currency">
            <text:p>$20.000,00</text:p>
          </table:table-cell>
          <table:table-cell table:style-name="ce241" table:formula="of:=SUM([.D3:.D5])" office:value-type="currency" office:currency="MXN" office:value="240000" calcext:value-type="currency">
            <text:p>$240.000,00</text:p>
          </table:table-cell>
          <table:table-cell table:style-name="ce140" table:formula="of:=SUM([.E3:.E5])" office:value-type="currency" office:currency="MXN" office:value="360000" calcext:value-type="currency">
            <text:p>$360.000,00</text:p>
          </table:table-cell>
          <table:table-cell table:style-name="ce241" table:formula="of:=SUM([.F3:.F5])" office:value-type="currency" office:currency="MXN" office:value="360000" calcext:value-type="currency">
            <text:p>$360.000,00</text:p>
          </table:table-cell>
          <table:table-cell table:style-name="ce140" table:formula="of:=SUM([.G3:.G5])" office:value-type="currency" office:currency="MXN" office:value="360000" calcext:value-type="currency">
            <text:p>$360.000,00</text:p>
          </table:table-cell>
          <table:table-cell table:style-name="ce121" table:number-columns-repeated="16377"/>
        </table:table-row>
      </table:table>
      <table:named-expressions>
        <table:named-expression table:name="INFLA.MEX" table:base-cell-address="$01_DESGLOSE_DE_LA_INVERSION.$A$1" table:expression="['file:///media/anton/OS/Users/anton/CIATEJ/cursos/GIBT/251102%20Corrida%20Posgrado%202025.xlsx'#$'Corrida Puré'.$BF$12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number:number-style style:name="N11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1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17">
      <number:text loext:blank-width-char="-"> </number:text>
      <number:text-content/>
      <number:text loext:blank-width-char="-"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1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1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1">
      <number:text loext:blank-width-char="-"> </number:text>
      <number:text-content/>
      <number:text loext:blank-width-char="-"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number number:decimal-places="0" number:min-decimal-places="0" number:min-integer-digits="1" number:grouping="true"/>
      <number:text> €</number:text>
    </number:number-style>
    <number:number-style style:name="N12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4P0"/>
    </number:number-style>
    <number:number-style style:name="N126P0" style:volatile="true">
      <number:number number:decimal-places="2" number:min-decimal-places="2" number:min-integer-digits="1" number:grouping="true"/>
      <number:text> €</number:text>
    </number:number-style>
    <number:number-style style:name="N12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7P0"/>
    </number:number-style>
    <number:date-style style:name="N128">
      <number:day number:style="long"/>
      <number:text>. </number:text>
      <number:month number:textual="true"/>
      <number:text> </number:text>
      <number:year/>
    </number:date-style>
    <number:date-style style:name="N129">
      <number:day number:style="long"/>
      <number:text>. </number:text>
      <number:month number:textual="true"/>
    </number:date-style>
    <number:date-style style:name="N130">
      <number:month number:textual="true"/>
      <number:text> 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7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8P0"/>
    </number:number-style>
    <number:number-style style:name="N14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 loext:blank-width-char="-3">-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6P0" style:volatile="true">
      <number:text>$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56P0"/>
    </number:number-style>
    <number:number-style style:name="N158P0" style:volatile="true">
      <number:number number:decimal-places="0" number:min-decimal-places="0" number:min-integer-digits="1" number:grouping="true"/>
      <number:text>Pts</number:text>
    </number:number-style>
    <number:number-style style:name="N158">
      <number:text>-</number:text>
      <number:number number:decimal-places="0" number:min-decimal-places="0" number:min-integer-digits="1" number:grouping="true"/>
      <number:text>Pts</number:text>
      <style:map style:condition="value()&gt;=0" style:apply-style-name="N158P0"/>
    </number:number-style>
    <number:number-style style:name="N160P0" style:volatile="true">
      <number:text>Pts</number:text>
      <number:number number:decimal-places="3" number:min-decimal-places="3" number:min-integer-digits="0"/>
      <number:text> </number:text>
    </number:number-style>
    <number:number-style style:name="N160">
      <number:text>(Pts</number:text>
      <number:number number:decimal-places="3" number:min-decimal-places="3" number:min-integer-digits="0"/>
      <number:text>)</number:text>
      <style:map style:condition="value()&gt;=0" style:apply-style-name="N160P0"/>
    </number:number-style>
    <number:number-style style:name="N162P0" style:volatile="true">
      <number:text>$</number:text>
      <number:number number:decimal-places="1" number:min-decimal-places="1" number:min-integer-digits="1" number:grouping="true"/>
      <number:text> </number:text>
    </number:number-style>
    <number:number-style style:name="N162">
      <number:text>($</number:text>
      <number:number number:decimal-places="1" number:min-decimal-places="1" number:min-integer-digits="1" number:grouping="true"/>
      <number:text>)</number:text>
      <style:map style:condition="value()&gt;=0" style:apply-style-name="N162P0"/>
    </number:number-style>
    <number:number-style style:name="N163">
      <number:number number:decimal-places="1" number:min-decimal-places="1" number:min-integer-digits="1" number:grouping="true"/>
    </number:number-style>
    <number:percentage-style style:name="N164">
      <number:number number:decimal-places="1" number:min-decimal-places="1" number:min-integer-digits="1"/>
      <number:text>%</number:text>
    </number:percentage-style>
    <number:number-style style:name="N166P0" style:volatile="true">
      <number:text>$</number:text>
      <number:number number:decimal-places="3" number:min-decimal-places="3" number:min-integer-digits="1" number:grouping="true"/>
      <number:text> </number:text>
    </number:number-style>
    <number:number-style style:name="N166">
      <number:text>($</number:text>
      <number:number number:decimal-places="3" number:min-decimal-places="3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71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71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71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71">
      <number:text loext:blank-width-char="-"> </number:text>
      <number:text-content/>
      <number:text loext:blank-width-char="-"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number number:decimal-places="2" number:min-decimal-places="2" number:min-integer-digits="1" number:grouping="true"/>
      <number:text loext:blank-width-char=" "> </number:text>
    </number:number-style>
    <number:number-style style:name="N173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73P0"/>
    </number:number-style>
    <number:number-style style:name="N174">
      <number:number number:decimal-places="1" number:min-decimal-places="1" number:min-integer-digits="1"/>
    </number:number-style>
    <number:number-style style:name="N17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7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7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77">
      <number:text loext:blank-width-char="-"> </number:text>
      <number:text-content/>
      <number:text loext:blank-width-char="-"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7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9P0"/>
    </number:number-style>
    <number:number-style style:name="N181P0" style:volatile="true">
      <number:number number:decimal-places="5" number:min-decimal-places="5" number:min-integer-digits="1" number:grouping="true"/>
      <number:text loext:blank-width-char=" "> </number:text>
    </number:number-style>
    <number:number-style style:name="N181">
      <number:text>-</number:text>
      <number:number number:decimal-places="5" number:min-decimal-places="5" number:min-integer-digits="1" number:grouping="true"/>
      <number:text> </number:text>
      <style:map style:condition="value()&gt;=0" style:apply-style-name="N181P0"/>
    </number:number-style>
    <number:currency-style style:name="N183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3P0"/>
    </number:currency-style>
    <number:currency-style style:name="N185P0" style:volatile="true">
      <number:currency-symbol number:language="es" number:country="MX">$</number:currency-symbol>
      <number:number number:decimal-places="2" number:min-decimal-places="2" number:min-integer-digits="1" number:grouping="true"/>
    </number:currency-style>
    <number:currency-style style:name="N185">
      <style:text-properties fo:color="#ff0000"/>
      <number:text>-</number:text>
      <number:currency-symbol number:language="es" number:country="MX">$</number:currency-symbol>
      <number:number number:decimal-places="2" number:min-decimal-places="2" number:min-integer-digits="1" number:grouping="true"/>
      <style:map style:condition="value()&gt;=0" style:apply-style-name="N185P0"/>
    </number:currency-style>
    <number:number-style style:name="N186">
      <number:text>$ / Litro </number:text>
      <number:number number:decimal-places="2" number:min-decimal-places="0" number:decimal-replacement="" number:min-integer-digits="0"/>
    </number:number-style>
    <number:number-style style:name="N187">
      <number:number number:decimal-places="4" number:min-decimal-places="4" number:min-integer-digits="1" number:grouping="true"/>
    </number:number-style>
    <number:number-style style:name="N188">
      <number:number number:decimal-places="4" number:min-decimal-places="4" number:min-integer-digits="1"/>
    </number:number-style>
    <number:number-style style:name="N189">
      <number:number number:decimal-places="3" number:min-decimal-places="3" number:min-integer-digits="1"/>
    </number:number-style>
    <number:number-style style:name="N190">
      <number:number number:decimal-places="5" number:min-decimal-places="5" number:min-integer-digits="1"/>
    </number:number-style>
    <number:percentage-style style:name="N191">
      <number:number number:decimal-places="1" number:min-decimal-places="1" number:min-integer-digits="1"/>
      <number:text> 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21"/>
    <style:style style:name="Excel_20_Built-in_20_Percent" style:display-name="Excel Built-in Percent" style:family="table-cell" style:parent-style-name="Default" style:data-style-name="N10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2">00.00.0000</text:date>, <text:time style:data-style-name="N2" text:time-value="17:52:44.12690949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7T11:04:28.220720823</meta:creation-date>
    <dc:date>2025-12-02T17:54:12.681970244</dc:date>
    <meta:editing-duration>PT2H14M36S</meta:editing-duration>
    <meta:editing-cycles>20</meta:editing-cycles>
    <meta:generator>LibreOffice/24.2.7.2$Linux_X86_64 LibreOffice_project/420$Build-2</meta:generator>
    <meta:document-statistic meta:table-count="7" meta:cell-count="664" meta:object-count="0"/>
  </office:meta>
</office:document-meta>
</file>